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4.32mm"/>
    </style:style>
    <style:style style:name="co3" style:family="table-column">
      <style:table-column-properties fo:break-before="auto" style:column-width="26.23mm"/>
    </style:style>
    <style:style style:name="co4" style:family="table-column">
      <style:table-column-properties fo:break-before="auto" style:column-width="24.77mm"/>
    </style:style>
    <style:style style:name="co5" style:family="table-column">
      <style:table-column-properties fo:break-before="auto" style:column-width="24.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1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Trail ID</text:p>
          </table:table-cell>
          <table:table-cell office:value-type="string" calcext:value-type="string">
            <text:p>Trial Length</text:p>
          </table:table-cell>
          <table:table-cell office:value-type="string" calcext:value-type="string">
            <text:p>Trader 1 Type</text:p>
          </table:table-cell>
          <table:table-cell office:value-type="string" calcext:value-type="string">
            <text:p>Total Profit</text:p>
          </table:table-cell>
          <table:table-cell office:value-type="string" calcext:value-type="string">
            <text:p>Trader 1 Count</text:p>
          </table:table-cell>
          <table:table-cell office:value-type="string" calcext:value-type="string">
            <text:p>Avg Profit</text:p>
          </table:table-cell>
          <table:table-cell office:value-type="string" calcext:value-type="string">
            <text:p>Trader 1 Type</text:p>
          </table:table-cell>
          <table:table-cell office:value-type="string" calcext:value-type="string">
            <text:p>Total Profit</text:p>
          </table:table-cell>
          <table:table-cell office:value-type="string" calcext:value-type="string">
            <text:p>Trader 1 Count</text:p>
          </table:table-cell>
          <table:table-cell office:value-type="string" calcext:value-type="string">
            <text:p>Avg Profit</text:p>
          </table:table-cell>
          <table:table-cell office:value-type="string" calcext:value-type="string">
            <text:p>Lowest Trade</text:p>
          </table:table-cell>
          <table:table-cell office:value-type="string" calcext:value-type="string">
            <text:p>Highest Trade</text:p>
          </table:table-cell>
          <table:table-cell/>
          <table:table-cell table:style-name="Default" office:value-type="string" calcext:value-type="string">
            <text:p>Winner</text:p>
          </table:table-cell>
        </table:table-row>
        <table:table-row table:style-name="ro1">
          <table:table-cell office:value-type="string" calcext:value-type="string">
            <text:p>trial000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69" calcext:value-type="float">
            <text:p>69</text:p>
          </table:table-cell>
          <table:table-cell office:value-type="float" office:value="39" calcext:value-type="float">
            <text:p>39</text:p>
          </table:table-cell>
          <table:table-cell office:value-type="float" office:value="1.769231" calcext:value-type="float">
            <text:p>1.769231</text:p>
          </table:table-cell>
          <table:table-cell office:value-type="string" calcext:value-type="string">
            <text:p><text:s/>ZI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<text:s/></text:p>
          </table:table-cell>
          <table:table-cell table:formula="of:=IF([.F2]&gt;[.J2];[.C2];[.G2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0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2457" calcext:value-type="float">
            <text:p>2457</text:p>
          </table:table-cell>
          <table:table-cell office:value-type="float" office:value="39" calcext:value-type="float">
            <text:p>39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<text:s/>ZI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<text:s/></text:p>
          </table:table-cell>
          <table:table-cell table:formula="of:=IF([.F3]&gt;[.J3];[.C3];[.G3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0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96" calcext:value-type="float">
            <text:p>196</text:p>
          </table:table-cell>
          <table:table-cell office:value-type="float" office:value="39" calcext:value-type="float">
            <text:p>39</text:p>
          </table:table-cell>
          <table:table-cell office:value-type="float" office:value="5.025641" calcext:value-type="float">
            <text:p>5.025641</text:p>
          </table:table-cell>
          <table:table-cell office:value-type="string" calcext:value-type="string">
            <text:p><text:s/>ZI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<text:s/></text:p>
          </table:table-cell>
          <table:table-cell table:formula="of:=IF([.F4]&gt;[.J4];[.C4];[.G4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0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3444" calcext:value-type="float">
            <text:p>3444</text:p>
          </table:table-cell>
          <table:table-cell office:value-type="float" office:value="39" calcext:value-type="float">
            <text:p>39</text:p>
          </table:table-cell>
          <table:table-cell office:value-type="float" office:value="88.307692" calcext:value-type="float">
            <text:p>88.307692</text:p>
          </table:table-cell>
          <table:table-cell office:value-type="string" calcext:value-type="string">
            <text:p><text:s/>ZI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<text:s/></text:p>
          </table:table-cell>
          <table:table-cell table:formula="of:=IF([.F5]&gt;[.J5];[.C5];[.G5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0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3159" calcext:value-type="float">
            <text:p>3159</text:p>
          </table:table-cell>
          <table:table-cell office:value-type="float" office:value="39" calcext:value-type="float">
            <text:p>39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<text:s/>ZI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<text:s/></text:p>
          </table:table-cell>
          <table:table-cell table:formula="of:=IF([.F6]&gt;[.J6];[.C6];[.G6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0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98" calcext:value-type="float">
            <text:p>198</text:p>
          </table:table-cell>
          <table:table-cell office:value-type="float" office:value="39" calcext:value-type="float">
            <text:p>39</text:p>
          </table:table-cell>
          <table:table-cell office:value-type="float" office:value="5.076923" calcext:value-type="float">
            <text:p>5.076923</text:p>
          </table:table-cell>
          <table:table-cell office:value-type="string" calcext:value-type="string">
            <text:p><text:s/>ZI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<text:s/></text:p>
          </table:table-cell>
          <table:table-cell table:formula="of:=IF([.F7]&gt;[.J7];[.C7];[.G7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0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2959" calcext:value-type="float">
            <text:p>2959</text:p>
          </table:table-cell>
          <table:table-cell office:value-type="float" office:value="39" calcext:value-type="float">
            <text:p>39</text:p>
          </table:table-cell>
          <table:table-cell office:value-type="float" office:value="75.871795" calcext:value-type="float">
            <text:p>75.871795</text:p>
          </table:table-cell>
          <table:table-cell office:value-type="string" calcext:value-type="string">
            <text:p><text:s/>ZIC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122" calcext:value-type="float">
            <text:p>122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<text:s/></text:p>
          </table:table-cell>
          <table:table-cell table:formula="of:=IF([.F8]&gt;[.J8];[.C8];[.G8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0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42" calcext:value-type="float">
            <text:p>42</text:p>
          </table:table-cell>
          <table:table-cell office:value-type="float" office:value="39" calcext:value-type="float">
            <text:p>39</text:p>
          </table:table-cell>
          <table:table-cell office:value-type="float" office:value="1.076923" calcext:value-type="float">
            <text:p>1.076923</text:p>
          </table:table-cell>
          <table:table-cell office:value-type="string" calcext:value-type="string">
            <text:p><text:s/>ZI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<text:s/></text:p>
          </table:table-cell>
          <table:table-cell table:formula="of:=IF([.F9]&gt;[.J9];[.C9];[.G9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0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3244" calcext:value-type="float">
            <text:p>3244</text:p>
          </table:table-cell>
          <table:table-cell office:value-type="float" office:value="39" calcext:value-type="float">
            <text:p>39</text:p>
          </table:table-cell>
          <table:table-cell office:value-type="float" office:value="83.179487" calcext:value-type="float">
            <text:p>83.179487</text:p>
          </table:table-cell>
          <table:table-cell office:value-type="string" calcext:value-type="string">
            <text:p><text:s/>ZIC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16" calcext:value-type="float">
            <text:p>116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<text:s/></text:p>
          </table:table-cell>
          <table:table-cell table:formula="of:=IF([.F10]&gt;[.J10];[.C10];[.G10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1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3667" calcext:value-type="float">
            <text:p>3667</text:p>
          </table:table-cell>
          <table:table-cell office:value-type="float" office:value="39" calcext:value-type="float">
            <text:p>39</text:p>
          </table:table-cell>
          <table:table-cell office:value-type="float" office:value="94.025641" calcext:value-type="float">
            <text:p>94.025641</text:p>
          </table:table-cell>
          <table:table-cell office:value-type="string" calcext:value-type="string">
            <text:p><text:s/>ZIC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0" calcext:value-type="float">
            <text:p>120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<text:s/></text:p>
          </table:table-cell>
          <table:table-cell table:formula="of:=IF([.F11]&gt;[.J11];[.C11];[.G11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1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87" calcext:value-type="float">
            <text:p>187</text:p>
          </table:table-cell>
          <table:table-cell office:value-type="float" office:value="39" calcext:value-type="float">
            <text:p>39</text:p>
          </table:table-cell>
          <table:table-cell office:value-type="float" office:value="4.794872" calcext:value-type="float">
            <text:p>4.794872</text:p>
          </table:table-cell>
          <table:table-cell office:value-type="string" calcext:value-type="string">
            <text:p><text:s/>ZI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<text:s/></text:p>
          </table:table-cell>
          <table:table-cell table:formula="of:=IF([.F12]&gt;[.J12];[.C12];[.G12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1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425" calcext:value-type="float">
            <text:p>425</text:p>
          </table:table-cell>
          <table:table-cell office:value-type="float" office:value="39" calcext:value-type="float">
            <text:p>39</text:p>
          </table:table-cell>
          <table:table-cell office:value-type="float" office:value="10.897436" calcext:value-type="float">
            <text:p>10.897436</text:p>
          </table:table-cell>
          <table:table-cell office:value-type="string" calcext:value-type="string">
            <text:p><text:s/>ZI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<text:s/></text:p>
          </table:table-cell>
          <table:table-cell table:formula="of:=IF([.F13]&gt;[.J13];[.C13];[.G13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1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530" calcext:value-type="float">
            <text:p>530</text:p>
          </table:table-cell>
          <table:table-cell office:value-type="float" office:value="39" calcext:value-type="float">
            <text:p>39</text:p>
          </table:table-cell>
          <table:table-cell office:value-type="float" office:value="13.589744" calcext:value-type="float">
            <text:p>13.589744</text:p>
          </table:table-cell>
          <table:table-cell office:value-type="string" calcext:value-type="string">
            <text:p><text:s/>ZI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<text:s/></text:p>
          </table:table-cell>
          <table:table-cell table:formula="of:=IF([.F14]&gt;[.J14];[.C14];[.G14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1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2805" calcext:value-type="float">
            <text:p>2805</text:p>
          </table:table-cell>
          <table:table-cell office:value-type="float" office:value="39" calcext:value-type="float">
            <text:p>39</text:p>
          </table:table-cell>
          <table:table-cell office:value-type="float" office:value="71.923077" calcext:value-type="float">
            <text:p>71.923077</text:p>
          </table:table-cell>
          <table:table-cell office:value-type="string" calcext:value-type="string">
            <text:p><text:s/>ZIC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2" calcext:value-type="float">
            <text:p>122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<text:s/></text:p>
          </table:table-cell>
          <table:table-cell table:formula="of:=IF([.F15]&gt;[.J15];[.C15];[.G15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1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351" calcext:value-type="float">
            <text:p>351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ZI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table:formula="of:=IF([.F16]&gt;[.J16];[.C16];[.G16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1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75" calcext:value-type="float">
            <text:p>175</text:p>
          </table:table-cell>
          <table:table-cell office:value-type="float" office:value="39" calcext:value-type="float">
            <text:p>39</text:p>
          </table:table-cell>
          <table:table-cell office:value-type="float" office:value="4.487179" calcext:value-type="float">
            <text:p>4.487179</text:p>
          </table:table-cell>
          <table:table-cell office:value-type="string" calcext:value-type="string">
            <text:p><text:s/>ZI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<text:s/></text:p>
          </table:table-cell>
          <table:table-cell table:formula="of:=IF([.F17]&gt;[.J17];[.C17];[.G17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1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12" calcext:value-type="float">
            <text:p>112</text:p>
          </table:table-cell>
          <table:table-cell office:value-type="float" office:value="39" calcext:value-type="float">
            <text:p>39</text:p>
          </table:table-cell>
          <table:table-cell office:value-type="float" office:value="2.871795" calcext:value-type="float">
            <text:p>2.871795</text:p>
          </table:table-cell>
          <table:table-cell office:value-type="string" calcext:value-type="string">
            <text:p><text:s/>ZI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<text:s/></text:p>
          </table:table-cell>
          <table:table-cell table:formula="of:=IF([.F18]&gt;[.J18];[.C18];[.G18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1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71" calcext:value-type="float">
            <text:p>171</text:p>
          </table:table-cell>
          <table:table-cell office:value-type="float" office:value="39" calcext:value-type="float">
            <text:p>39</text:p>
          </table:table-cell>
          <table:table-cell office:value-type="float" office:value="4.384615" calcext:value-type="float">
            <text:p>4.384615</text:p>
          </table:table-cell>
          <table:table-cell office:value-type="string" calcext:value-type="string">
            <text:p><text:s/>ZI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<text:s/></text:p>
          </table:table-cell>
          <table:table-cell table:formula="of:=IF([.F19]&gt;[.J19];[.C19];[.G19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1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432" calcext:value-type="float">
            <text:p>432</text:p>
          </table:table-cell>
          <table:table-cell office:value-type="float" office:value="39" calcext:value-type="float">
            <text:p>39</text:p>
          </table:table-cell>
          <table:table-cell office:value-type="float" office:value="11.076923" calcext:value-type="float">
            <text:p>11.076923</text:p>
          </table:table-cell>
          <table:table-cell office:value-type="string" calcext:value-type="string">
            <text:p><text:s/>ZI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<text:s/></text:p>
          </table:table-cell>
          <table:table-cell table:formula="of:=IF([.F20]&gt;[.J20];[.C20];[.G20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2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508" calcext:value-type="float">
            <text:p>1508</text:p>
          </table:table-cell>
          <table:table-cell office:value-type="float" office:value="39" calcext:value-type="float">
            <text:p>39</text:p>
          </table:table-cell>
          <table:table-cell office:value-type="float" office:value="38.666667" calcext:value-type="float">
            <text:p>38.666667</text:p>
          </table:table-cell>
          <table:table-cell office:value-type="string" calcext:value-type="string">
            <text:p><text:s/>ZI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<text:s/></text:p>
          </table:table-cell>
          <table:table-cell table:formula="of:=IF([.F21]&gt;[.J21];[.C21];[.G21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2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465" calcext:value-type="float">
            <text:p>465</text:p>
          </table:table-cell>
          <table:table-cell office:value-type="float" office:value="39" calcext:value-type="float">
            <text:p>39</text:p>
          </table:table-cell>
          <table:table-cell office:value-type="float" office:value="11.923077" calcext:value-type="float">
            <text:p>11.923077</text:p>
          </table:table-cell>
          <table:table-cell office:value-type="string" calcext:value-type="string">
            <text:p><text:s/>ZI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<text:s/></text:p>
          </table:table-cell>
          <table:table-cell table:formula="of:=IF([.F22]&gt;[.J22];[.C22];[.G22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2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205" calcext:value-type="float">
            <text:p>205</text:p>
          </table:table-cell>
          <table:table-cell office:value-type="float" office:value="39" calcext:value-type="float">
            <text:p>39</text:p>
          </table:table-cell>
          <table:table-cell office:value-type="float" office:value="5.25641" calcext:value-type="float">
            <text:p>5.25641</text:p>
          </table:table-cell>
          <table:table-cell office:value-type="string" calcext:value-type="string">
            <text:p><text:s/>ZI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<text:s/></text:p>
          </table:table-cell>
          <table:table-cell table:formula="of:=IF([.F23]&gt;[.J23];[.C23];[.G23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2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2819" calcext:value-type="float">
            <text:p>2819</text:p>
          </table:table-cell>
          <table:table-cell office:value-type="float" office:value="39" calcext:value-type="float">
            <text:p>39</text:p>
          </table:table-cell>
          <table:table-cell office:value-type="float" office:value="72.282051" calcext:value-type="float">
            <text:p>72.282051</text:p>
          </table:table-cell>
          <table:table-cell office:value-type="string" calcext:value-type="string">
            <text:p><text:s/>ZI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<text:s/></text:p>
          </table:table-cell>
          <table:table-cell table:formula="of:=IF([.F24]&gt;[.J24];[.C24];[.G24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2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452" calcext:value-type="float">
            <text:p>452</text:p>
          </table:table-cell>
          <table:table-cell office:value-type="float" office:value="39" calcext:value-type="float">
            <text:p>39</text:p>
          </table:table-cell>
          <table:table-cell office:value-type="float" office:value="11.589744" calcext:value-type="float">
            <text:p>11.589744</text:p>
          </table:table-cell>
          <table:table-cell office:value-type="string" calcext:value-type="string">
            <text:p><text:s/>ZIC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<text:s/></text:p>
          </table:table-cell>
          <table:table-cell table:formula="of:=IF([.F25]&gt;[.J25];[.C25];[.G25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2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3257" calcext:value-type="float">
            <text:p>3257</text:p>
          </table:table-cell>
          <table:table-cell office:value-type="float" office:value="39" calcext:value-type="float">
            <text:p>39</text:p>
          </table:table-cell>
          <table:table-cell office:value-type="float" office:value="83.512821" calcext:value-type="float">
            <text:p>83.512821</text:p>
          </table:table-cell>
          <table:table-cell office:value-type="string" calcext:value-type="string">
            <text:p><text:s/>ZIC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<text:s/></text:p>
          </table:table-cell>
          <table:table-cell table:formula="of:=IF([.F26]&gt;[.J26];[.C26];[.G26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2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3542" calcext:value-type="float">
            <text:p>3542</text:p>
          </table:table-cell>
          <table:table-cell office:value-type="float" office:value="39" calcext:value-type="float">
            <text:p>39</text:p>
          </table:table-cell>
          <table:table-cell office:value-type="float" office:value="90.820513" calcext:value-type="float">
            <text:p>90.820513</text:p>
          </table:table-cell>
          <table:table-cell office:value-type="string" calcext:value-type="string">
            <text:p><text:s/>ZIC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22" calcext:value-type="float">
            <text:p>122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<text:s/></text:p>
          </table:table-cell>
          <table:table-cell table:formula="of:=IF([.F27]&gt;[.J27];[.C27];[.G27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2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2386" calcext:value-type="float">
            <text:p>2386</text:p>
          </table:table-cell>
          <table:table-cell office:value-type="float" office:value="39" calcext:value-type="float">
            <text:p>39</text:p>
          </table:table-cell>
          <table:table-cell office:value-type="float" office:value="61.179487" calcext:value-type="float">
            <text:p>61.179487</text:p>
          </table:table-cell>
          <table:table-cell office:value-type="string" calcext:value-type="string">
            <text:p><text:s/>ZIC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4" calcext:value-type="float">
            <text:p>104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<text:s/></text:p>
          </table:table-cell>
          <table:table-cell table:formula="of:=IF([.F28]&gt;[.J28];[.C28];[.G28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2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60" calcext:value-type="float">
            <text:p>160</text:p>
          </table:table-cell>
          <table:table-cell office:value-type="float" office:value="39" calcext:value-type="float">
            <text:p>39</text:p>
          </table:table-cell>
          <table:table-cell office:value-type="float" office:value="4.102564" calcext:value-type="float">
            <text:p>4.102564</text:p>
          </table:table-cell>
          <table:table-cell office:value-type="string" calcext:value-type="string">
            <text:p><text:s/>ZI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<text:s/></text:p>
          </table:table-cell>
          <table:table-cell table:formula="of:=IF([.F29]&gt;[.J29];[.C29];[.G29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2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2983" calcext:value-type="float">
            <text:p>2983</text:p>
          </table:table-cell>
          <table:table-cell office:value-type="float" office:value="39" calcext:value-type="float">
            <text:p>39</text:p>
          </table:table-cell>
          <table:table-cell office:value-type="float" office:value="76.487179" calcext:value-type="float">
            <text:p>76.487179</text:p>
          </table:table-cell>
          <table:table-cell office:value-type="string" calcext:value-type="string">
            <text:p><text:s/>ZI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<text:s/></text:p>
          </table:table-cell>
          <table:table-cell table:formula="of:=IF([.F30]&gt;[.J30];[.C30];[.G30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3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274" calcext:value-type="float">
            <text:p>274</text:p>
          </table:table-cell>
          <table:table-cell office:value-type="float" office:value="39" calcext:value-type="float">
            <text:p>39</text:p>
          </table:table-cell>
          <table:table-cell office:value-type="float" office:value="7.025641" calcext:value-type="float">
            <text:p>7.025641</text:p>
          </table:table-cell>
          <table:table-cell office:value-type="string" calcext:value-type="string">
            <text:p><text:s/>ZI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<text:s/></text:p>
          </table:table-cell>
          <table:table-cell table:formula="of:=IF([.F31]&gt;[.J31];[.C31];[.G31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3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406" calcext:value-type="float">
            <text:p>406</text:p>
          </table:table-cell>
          <table:table-cell office:value-type="float" office:value="39" calcext:value-type="float">
            <text:p>39</text:p>
          </table:table-cell>
          <table:table-cell office:value-type="float" office:value="10.410256" calcext:value-type="float">
            <text:p>10.410256</text:p>
          </table:table-cell>
          <table:table-cell office:value-type="string" calcext:value-type="string">
            <text:p><text:s/>ZI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<text:s/></text:p>
          </table:table-cell>
          <table:table-cell table:formula="of:=IF([.F32]&gt;[.J32];[.C32];[.G32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3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494" calcext:value-type="float">
            <text:p>494</text:p>
          </table:table-cell>
          <table:table-cell office:value-type="float" office:value="39" calcext:value-type="float">
            <text:p>39</text:p>
          </table:table-cell>
          <table:table-cell office:value-type="float" office:value="12.666667" calcext:value-type="float">
            <text:p>12.666667</text:p>
          </table:table-cell>
          <table:table-cell office:value-type="string" calcext:value-type="string">
            <text:p><text:s/>ZI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table:formula="of:=IF([.F33]&gt;[.J33];[.C33];[.G33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3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402" calcext:value-type="float">
            <text:p>402</text:p>
          </table:table-cell>
          <table:table-cell office:value-type="float" office:value="39" calcext:value-type="float">
            <text:p>39</text:p>
          </table:table-cell>
          <table:table-cell office:value-type="float" office:value="10.307692" calcext:value-type="float">
            <text:p>10.307692</text:p>
          </table:table-cell>
          <table:table-cell office:value-type="string" calcext:value-type="string">
            <text:p><text:s/>ZI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<text:s/></text:p>
          </table:table-cell>
          <table:table-cell table:formula="of:=IF([.F34]&gt;[.J34];[.C34];[.G34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3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2840" calcext:value-type="float">
            <text:p>2840</text:p>
          </table:table-cell>
          <table:table-cell office:value-type="float" office:value="39" calcext:value-type="float">
            <text:p>39</text:p>
          </table:table-cell>
          <table:table-cell office:value-type="float" office:value="72.820513" calcext:value-type="float">
            <text:p>72.820513</text:p>
          </table:table-cell>
          <table:table-cell office:value-type="string" calcext:value-type="string">
            <text:p><text:s/>ZI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2" calcext:value-type="float">
            <text:p>122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<text:s/></text:p>
          </table:table-cell>
          <table:table-cell table:formula="of:=IF([.F35]&gt;[.J35];[.C35];[.G35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3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05" calcext:value-type="float">
            <text:p>105</text:p>
          </table:table-cell>
          <table:table-cell office:value-type="float" office:value="39" calcext:value-type="float">
            <text:p>39</text:p>
          </table:table-cell>
          <table:table-cell office:value-type="float" office:value="2.692308" calcext:value-type="float">
            <text:p>2.692308</text:p>
          </table:table-cell>
          <table:table-cell office:value-type="string" calcext:value-type="string">
            <text:p><text:s/>ZI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<text:s/></text:p>
          </table:table-cell>
          <table:table-cell table:formula="of:=IF([.F36]&gt;[.J36];[.C36];[.G36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3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3415" calcext:value-type="float">
            <text:p>3415</text:p>
          </table:table-cell>
          <table:table-cell office:value-type="float" office:value="39" calcext:value-type="float">
            <text:p>39</text:p>
          </table:table-cell>
          <table:table-cell office:value-type="float" office:value="87.564103" calcext:value-type="float">
            <text:p>87.564103</text:p>
          </table:table-cell>
          <table:table-cell office:value-type="string" calcext:value-type="string">
            <text:p><text:s/>ZIC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0" calcext:value-type="float">
            <text:p>120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<text:s/></text:p>
          </table:table-cell>
          <table:table-cell table:formula="of:=IF([.F37]&gt;[.J37];[.C37];[.G37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3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346" calcext:value-type="float">
            <text:p>346</text:p>
          </table:table-cell>
          <table:table-cell office:value-type="float" office:value="39" calcext:value-type="float">
            <text:p>39</text:p>
          </table:table-cell>
          <table:table-cell office:value-type="float" office:value="8.871795" calcext:value-type="float">
            <text:p>8.871795</text:p>
          </table:table-cell>
          <table:table-cell office:value-type="string" calcext:value-type="string">
            <text:p><text:s/>ZI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<text:s/></text:p>
          </table:table-cell>
          <table:table-cell table:formula="of:=IF([.F38]&gt;[.J38];[.C38];[.G38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3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88" calcext:value-type="float">
            <text:p>88</text:p>
          </table:table-cell>
          <table:table-cell office:value-type="float" office:value="39" calcext:value-type="float">
            <text:p>39</text:p>
          </table:table-cell>
          <table:table-cell office:value-type="float" office:value="2.25641" calcext:value-type="float">
            <text:p>2.25641</text:p>
          </table:table-cell>
          <table:table-cell office:value-type="string" calcext:value-type="string">
            <text:p><text:s/>ZI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<text:s/></text:p>
          </table:table-cell>
          <table:table-cell table:formula="of:=IF([.F39]&gt;[.J39];[.C39];[.G39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3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3843" calcext:value-type="float">
            <text:p>3843</text:p>
          </table:table-cell>
          <table:table-cell office:value-type="float" office:value="39" calcext:value-type="float">
            <text:p>39</text:p>
          </table:table-cell>
          <table:table-cell office:value-type="float" office:value="98.538462" calcext:value-type="float">
            <text:p>98.538462</text:p>
          </table:table-cell>
          <table:table-cell office:value-type="string" calcext:value-type="string">
            <text:p><text:s/>ZIC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4" calcext:value-type="float">
            <text:p>124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<text:s/></text:p>
          </table:table-cell>
          <table:table-cell table:formula="of:=IF([.F40]&gt;[.J40];[.C40];[.G40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4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62" calcext:value-type="float">
            <text:p>162</text:p>
          </table:table-cell>
          <table:table-cell office:value-type="float" office:value="39" calcext:value-type="float">
            <text:p>39</text:p>
          </table:table-cell>
          <table:table-cell office:value-type="float" office:value="4.153846" calcext:value-type="float">
            <text:p>4.153846</text:p>
          </table:table-cell>
          <table:table-cell office:value-type="string" calcext:value-type="string">
            <text:p><text:s/>ZI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<text:s/></text:p>
          </table:table-cell>
          <table:table-cell table:formula="of:=IF([.F41]&gt;[.J41];[.C41];[.G41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4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504" calcext:value-type="float">
            <text:p>504</text:p>
          </table:table-cell>
          <table:table-cell office:value-type="float" office:value="39" calcext:value-type="float">
            <text:p>39</text:p>
          </table:table-cell>
          <table:table-cell office:value-type="float" office:value="12.923077" calcext:value-type="float">
            <text:p>12.923077</text:p>
          </table:table-cell>
          <table:table-cell office:value-type="string" calcext:value-type="string">
            <text:p><text:s/>ZI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<text:s/></text:p>
          </table:table-cell>
          <table:table-cell table:formula="of:=IF([.F42]&gt;[.J42];[.C42];[.G42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4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3473" calcext:value-type="float">
            <text:p>3473</text:p>
          </table:table-cell>
          <table:table-cell office:value-type="float" office:value="39" calcext:value-type="float">
            <text:p>39</text:p>
          </table:table-cell>
          <table:table-cell office:value-type="float" office:value="89.051282" calcext:value-type="float">
            <text:p>89.051282</text:p>
          </table:table-cell>
          <table:table-cell office:value-type="string" calcext:value-type="string">
            <text:p><text:s/>ZIC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<text:s/></text:p>
          </table:table-cell>
          <table:table-cell table:formula="of:=IF([.F43]&gt;[.J43];[.C43];[.G43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4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519" calcext:value-type="float">
            <text:p>519</text:p>
          </table:table-cell>
          <table:table-cell office:value-type="float" office:value="39" calcext:value-type="float">
            <text:p>39</text:p>
          </table:table-cell>
          <table:table-cell office:value-type="float" office:value="13.307692" calcext:value-type="float">
            <text:p>13.307692</text:p>
          </table:table-cell>
          <table:table-cell office:value-type="string" calcext:value-type="string">
            <text:p><text:s/>ZI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<text:s/></text:p>
          </table:table-cell>
          <table:table-cell table:formula="of:=IF([.F44]&gt;[.J44];[.C44];[.G44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4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464" calcext:value-type="float">
            <text:p>464</text:p>
          </table:table-cell>
          <table:table-cell office:value-type="float" office:value="39" calcext:value-type="float">
            <text:p>39</text:p>
          </table:table-cell>
          <table:table-cell office:value-type="float" office:value="11.897436" calcext:value-type="float">
            <text:p>11.897436</text:p>
          </table:table-cell>
          <table:table-cell office:value-type="string" calcext:value-type="string">
            <text:p><text:s/>ZI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<text:s/></text:p>
          </table:table-cell>
          <table:table-cell table:formula="of:=IF([.F45]&gt;[.J45];[.C45];[.G45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4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2476" calcext:value-type="float">
            <text:p>2476</text:p>
          </table:table-cell>
          <table:table-cell office:value-type="float" office:value="39" calcext:value-type="float">
            <text:p>39</text:p>
          </table:table-cell>
          <table:table-cell office:value-type="float" office:value="63.487179" calcext:value-type="float">
            <text:p>63.487179</text:p>
          </table:table-cell>
          <table:table-cell office:value-type="string" calcext:value-type="string">
            <text:p><text:s/>ZI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4" calcext:value-type="float">
            <text:p>124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<text:s/></text:p>
          </table:table-cell>
          <table:table-cell table:formula="of:=IF([.F46]&gt;[.J46];[.C46];[.G46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4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450" calcext:value-type="float">
            <text:p>450</text:p>
          </table:table-cell>
          <table:table-cell office:value-type="float" office:value="39" calcext:value-type="float">
            <text:p>39</text:p>
          </table:table-cell>
          <table:table-cell office:value-type="float" office:value="11.538462" calcext:value-type="float">
            <text:p>11.538462</text:p>
          </table:table-cell>
          <table:table-cell office:value-type="string" calcext:value-type="string">
            <text:p><text:s/>ZI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<text:s/></text:p>
          </table:table-cell>
          <table:table-cell table:formula="of:=IF([.F47]&gt;[.J47];[.C47];[.G47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4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3740" calcext:value-type="float">
            <text:p>3740</text:p>
          </table:table-cell>
          <table:table-cell office:value-type="float" office:value="39" calcext:value-type="float">
            <text:p>39</text:p>
          </table:table-cell>
          <table:table-cell office:value-type="float" office:value="95.897436" calcext:value-type="float">
            <text:p>95.897436</text:p>
          </table:table-cell>
          <table:table-cell office:value-type="string" calcext:value-type="string">
            <text:p><text:s/>ZI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<text:s/></text:p>
          </table:table-cell>
          <table:table-cell table:formula="of:=IF([.F48]&gt;[.J48];[.C48];[.G48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4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69" calcext:value-type="float">
            <text:p>69</text:p>
          </table:table-cell>
          <table:table-cell office:value-type="float" office:value="39" calcext:value-type="float">
            <text:p>39</text:p>
          </table:table-cell>
          <table:table-cell office:value-type="float" office:value="1.769231" calcext:value-type="float">
            <text:p>1.769231</text:p>
          </table:table-cell>
          <table:table-cell office:value-type="string" calcext:value-type="string">
            <text:p><text:s/>ZI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<text:s/></text:p>
          </table:table-cell>
          <table:table-cell table:formula="of:=IF([.F49]&gt;[.J49];[.C49];[.G49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4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49" calcext:value-type="float">
            <text:p>149</text:p>
          </table:table-cell>
          <table:table-cell office:value-type="float" office:value="39" calcext:value-type="float">
            <text:p>39</text:p>
          </table:table-cell>
          <table:table-cell office:value-type="float" office:value="3.820513" calcext:value-type="float">
            <text:p>3.820513</text:p>
          </table:table-cell>
          <table:table-cell office:value-type="string" calcext:value-type="string">
            <text:p><text:s/>ZI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<text:s/></text:p>
          </table:table-cell>
          <table:table-cell table:formula="of:=IF([.F50]&gt;[.J50];[.C50];[.G50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5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2987" calcext:value-type="float">
            <text:p>2987</text:p>
          </table:table-cell>
          <table:table-cell office:value-type="float" office:value="39" calcext:value-type="float">
            <text:p>39</text:p>
          </table:table-cell>
          <table:table-cell office:value-type="float" office:value="76.589744" calcext:value-type="float">
            <text:p>76.589744</text:p>
          </table:table-cell>
          <table:table-cell office:value-type="string" calcext:value-type="string">
            <text:p><text:s/>ZI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<text:s/></text:p>
          </table:table-cell>
          <table:table-cell table:formula="of:=IF([.F51]&gt;[.J51];[.C51];[.G51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5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3778" calcext:value-type="float">
            <text:p>3778</text:p>
          </table:table-cell>
          <table:table-cell office:value-type="float" office:value="39" calcext:value-type="float">
            <text:p>39</text:p>
          </table:table-cell>
          <table:table-cell office:value-type="float" office:value="96.871795" calcext:value-type="float">
            <text:p>96.871795</text:p>
          </table:table-cell>
          <table:table-cell office:value-type="string" calcext:value-type="string">
            <text:p><text:s/>ZIC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<text:s/></text:p>
          </table:table-cell>
          <table:table-cell table:formula="of:=IF([.F52]&gt;[.J52];[.C52];[.G52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5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381" calcext:value-type="float">
            <text:p>381</text:p>
          </table:table-cell>
          <table:table-cell office:value-type="float" office:value="39" calcext:value-type="float">
            <text:p>39</text:p>
          </table:table-cell>
          <table:table-cell office:value-type="float" office:value="9.769231" calcext:value-type="float">
            <text:p>9.769231</text:p>
          </table:table-cell>
          <table:table-cell office:value-type="string" calcext:value-type="string">
            <text:p><text:s/>ZI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<text:s/></text:p>
          </table:table-cell>
          <table:table-cell table:formula="of:=IF([.F53]&gt;[.J53];[.C53];[.G53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5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2553" calcext:value-type="float">
            <text:p>2553</text:p>
          </table:table-cell>
          <table:table-cell office:value-type="float" office:value="39" calcext:value-type="float">
            <text:p>39</text:p>
          </table:table-cell>
          <table:table-cell office:value-type="float" office:value="65.461538" calcext:value-type="float">
            <text:p>65.461538</text:p>
          </table:table-cell>
          <table:table-cell office:value-type="string" calcext:value-type="string">
            <text:p><text:s/>ZI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<text:s/></text:p>
          </table:table-cell>
          <table:table-cell table:formula="of:=IF([.F54]&gt;[.J54];[.C54];[.G54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5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3574" calcext:value-type="float">
            <text:p>3574</text:p>
          </table:table-cell>
          <table:table-cell office:value-type="float" office:value="39" calcext:value-type="float">
            <text:p>39</text:p>
          </table:table-cell>
          <table:table-cell office:value-type="float" office:value="91.641026" calcext:value-type="float">
            <text:p>91.641026</text:p>
          </table:table-cell>
          <table:table-cell office:value-type="string" calcext:value-type="string">
            <text:p><text:s/>ZIC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123" calcext:value-type="float">
            <text:p>123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<text:s/></text:p>
          </table:table-cell>
          <table:table-cell table:formula="of:=IF([.F55]&gt;[.J55];[.C55];[.G55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5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2127" calcext:value-type="float">
            <text:p>2127</text:p>
          </table:table-cell>
          <table:table-cell office:value-type="float" office:value="39" calcext:value-type="float">
            <text:p>39</text:p>
          </table:table-cell>
          <table:table-cell office:value-type="float" office:value="54.538462" calcext:value-type="float">
            <text:p>54.538462</text:p>
          </table:table-cell>
          <table:table-cell office:value-type="string" calcext:value-type="string">
            <text:p><text:s/>ZIC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118" calcext:value-type="float">
            <text:p>118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<text:s/></text:p>
          </table:table-cell>
          <table:table-cell table:formula="of:=IF([.F56]&gt;[.J56];[.C56];[.G56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5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2167" calcext:value-type="float">
            <text:p>2167</text:p>
          </table:table-cell>
          <table:table-cell office:value-type="float" office:value="39" calcext:value-type="float">
            <text:p>39</text:p>
          </table:table-cell>
          <table:table-cell office:value-type="float" office:value="55.564103" calcext:value-type="float">
            <text:p>55.564103</text:p>
          </table:table-cell>
          <table:table-cell office:value-type="string" calcext:value-type="string">
            <text:p><text:s/>ZI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<text:s/></text:p>
          </table:table-cell>
          <table:table-cell table:formula="of:=IF([.F57]&gt;[.J57];[.C57];[.G57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5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3666" calcext:value-type="float">
            <text:p>3666</text:p>
          </table:table-cell>
          <table:table-cell office:value-type="float" office:value="39" calcext:value-type="float">
            <text:p>39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<text:s/>ZIC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14" calcext:value-type="float">
            <text:p>114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<text:s/></text:p>
          </table:table-cell>
          <table:table-cell table:formula="of:=IF([.F58]&gt;[.J58];[.C58];[.G58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5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2927" calcext:value-type="float">
            <text:p>2927</text:p>
          </table:table-cell>
          <table:table-cell office:value-type="float" office:value="39" calcext:value-type="float">
            <text:p>39</text:p>
          </table:table-cell>
          <table:table-cell office:value-type="float" office:value="75.051282" calcext:value-type="float">
            <text:p>75.051282</text:p>
          </table:table-cell>
          <table:table-cell office:value-type="string" calcext:value-type="string">
            <text:p><text:s/>ZIC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4" calcext:value-type="float">
            <text:p>124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<text:s/></text:p>
          </table:table-cell>
          <table:table-cell table:formula="of:=IF([.F59]&gt;[.J59];[.C59];[.G59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5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465" calcext:value-type="float">
            <text:p>465</text:p>
          </table:table-cell>
          <table:table-cell office:value-type="float" office:value="39" calcext:value-type="float">
            <text:p>39</text:p>
          </table:table-cell>
          <table:table-cell office:value-type="float" office:value="11.923077" calcext:value-type="float">
            <text:p>11.923077</text:p>
          </table:table-cell>
          <table:table-cell office:value-type="string" calcext:value-type="string">
            <text:p><text:s/>ZI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<text:s/></text:p>
          </table:table-cell>
          <table:table-cell table:formula="of:=IF([.F60]&gt;[.J60];[.C60];[.G60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6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529" calcext:value-type="float">
            <text:p>529</text:p>
          </table:table-cell>
          <table:table-cell office:value-type="float" office:value="39" calcext:value-type="float">
            <text:p>39</text:p>
          </table:table-cell>
          <table:table-cell office:value-type="float" office:value="13.564103" calcext:value-type="float">
            <text:p>13.564103</text:p>
          </table:table-cell>
          <table:table-cell office:value-type="string" calcext:value-type="string">
            <text:p><text:s/>ZI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<text:s/></text:p>
          </table:table-cell>
          <table:table-cell table:formula="of:=IF([.F61]&gt;[.J61];[.C61];[.G61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6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70" calcext:value-type="float">
            <text:p>70</text:p>
          </table:table-cell>
          <table:table-cell office:value-type="float" office:value="39" calcext:value-type="float">
            <text:p>39</text:p>
          </table:table-cell>
          <table:table-cell office:value-type="float" office:value="1.794872" calcext:value-type="float">
            <text:p>1.794872</text:p>
          </table:table-cell>
          <table:table-cell office:value-type="string" calcext:value-type="string">
            <text:p><text:s/>ZI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<text:s/></text:p>
          </table:table-cell>
          <table:table-cell table:formula="of:=IF([.F62]&gt;[.J62];[.C62];[.G62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6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62" calcext:value-type="float">
            <text:p>162</text:p>
          </table:table-cell>
          <table:table-cell office:value-type="float" office:value="39" calcext:value-type="float">
            <text:p>39</text:p>
          </table:table-cell>
          <table:table-cell office:value-type="float" office:value="4.153846" calcext:value-type="float">
            <text:p>4.153846</text:p>
          </table:table-cell>
          <table:table-cell office:value-type="string" calcext:value-type="string">
            <text:p><text:s/>ZI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<text:s/></text:p>
          </table:table-cell>
          <table:table-cell table:formula="of:=IF([.F63]&gt;[.J63];[.C63];[.G63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6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2981" calcext:value-type="float">
            <text:p>2981</text:p>
          </table:table-cell>
          <table:table-cell office:value-type="float" office:value="39" calcext:value-type="float">
            <text:p>39</text:p>
          </table:table-cell>
          <table:table-cell office:value-type="float" office:value="76.435897" calcext:value-type="float">
            <text:p>76.435897</text:p>
          </table:table-cell>
          <table:table-cell office:value-type="string" calcext:value-type="string">
            <text:p><text:s/>ZI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<text:s/></text:p>
          </table:table-cell>
          <table:table-cell table:formula="of:=IF([.F64]&gt;[.J64];[.C64];[.G64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6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264" calcext:value-type="float">
            <text:p>264</text:p>
          </table:table-cell>
          <table:table-cell office:value-type="float" office:value="39" calcext:value-type="float">
            <text:p>39</text:p>
          </table:table-cell>
          <table:table-cell office:value-type="float" office:value="6.769231" calcext:value-type="float">
            <text:p>6.769231</text:p>
          </table:table-cell>
          <table:table-cell office:value-type="string" calcext:value-type="string">
            <text:p><text:s/>ZI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<text:s/></text:p>
          </table:table-cell>
          <table:table-cell table:formula="of:=IF([.F65]&gt;[.J65];[.C65];[.G65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6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2417" calcext:value-type="float">
            <text:p>2417</text:p>
          </table:table-cell>
          <table:table-cell office:value-type="float" office:value="39" calcext:value-type="float">
            <text:p>39</text:p>
          </table:table-cell>
          <table:table-cell office:value-type="float" office:value="61.974359" calcext:value-type="float">
            <text:p>61.974359</text:p>
          </table:table-cell>
          <table:table-cell office:value-type="string" calcext:value-type="string">
            <text:p><text:s/>ZI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<text:s/></text:p>
          </table:table-cell>
          <table:table-cell table:formula="of:=IF([.F66]&gt;[.J66];[.C66];[.G66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6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500" calcext:value-type="float">
            <text:p>500</text:p>
          </table:table-cell>
          <table:table-cell office:value-type="float" office:value="39" calcext:value-type="float">
            <text:p>39</text:p>
          </table:table-cell>
          <table:table-cell office:value-type="float" office:value="12.820513" calcext:value-type="float">
            <text:p>12.820513</text:p>
          </table:table-cell>
          <table:table-cell office:value-type="string" calcext:value-type="string">
            <text:p><text:s/>ZI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<text:s/></text:p>
          </table:table-cell>
          <table:table-cell table:formula="of:=IF([.F67]&gt;[.J67];[.C67];[.G67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6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90" calcext:value-type="float">
            <text:p>90</text:p>
          </table:table-cell>
          <table:table-cell office:value-type="float" office:value="39" calcext:value-type="float">
            <text:p>39</text:p>
          </table:table-cell>
          <table:table-cell office:value-type="float" office:value="2.307692" calcext:value-type="float">
            <text:p>2.307692</text:p>
          </table:table-cell>
          <table:table-cell office:value-type="string" calcext:value-type="string">
            <text:p><text:s/>ZI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<text:s/></text:p>
          </table:table-cell>
          <table:table-cell table:formula="of:=IF([.F68]&gt;[.J68];[.C68];[.G68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6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3634" calcext:value-type="float">
            <text:p>3634</text:p>
          </table:table-cell>
          <table:table-cell office:value-type="float" office:value="39" calcext:value-type="float">
            <text:p>39</text:p>
          </table:table-cell>
          <table:table-cell office:value-type="float" office:value="93.179487" calcext:value-type="float">
            <text:p>93.179487</text:p>
          </table:table-cell>
          <table:table-cell office:value-type="string" calcext:value-type="string">
            <text:p><text:s/>ZI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<text:s/></text:p>
          </table:table-cell>
          <table:table-cell table:formula="of:=IF([.F69]&gt;[.J69];[.C69];[.G69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6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548" calcext:value-type="float">
            <text:p>548</text:p>
          </table:table-cell>
          <table:table-cell office:value-type="float" office:value="39" calcext:value-type="float">
            <text:p>39</text:p>
          </table:table-cell>
          <table:table-cell office:value-type="float" office:value="14.051282" calcext:value-type="float">
            <text:p>14.051282</text:p>
          </table:table-cell>
          <table:table-cell office:value-type="string" calcext:value-type="string">
            <text:p><text:s/>ZI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<text:s/></text:p>
          </table:table-cell>
          <table:table-cell table:formula="of:=IF([.F70]&gt;[.J70];[.C70];[.G70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7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69" calcext:value-type="float">
            <text:p>69</text:p>
          </table:table-cell>
          <table:table-cell office:value-type="float" office:value="39" calcext:value-type="float">
            <text:p>39</text:p>
          </table:table-cell>
          <table:table-cell office:value-type="float" office:value="1.769231" calcext:value-type="float">
            <text:p>1.769231</text:p>
          </table:table-cell>
          <table:table-cell office:value-type="string" calcext:value-type="string">
            <text:p><text:s/>ZI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<text:s/></text:p>
          </table:table-cell>
          <table:table-cell table:formula="of:=IF([.F71]&gt;[.J71];[.C71];[.G71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7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3748" calcext:value-type="float">
            <text:p>3748</text:p>
          </table:table-cell>
          <table:table-cell office:value-type="float" office:value="39" calcext:value-type="float">
            <text:p>39</text:p>
          </table:table-cell>
          <table:table-cell office:value-type="float" office:value="96.102564" calcext:value-type="float">
            <text:p>96.102564</text:p>
          </table:table-cell>
          <table:table-cell office:value-type="string" calcext:value-type="string">
            <text:p><text:s/>ZIC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12" calcext:value-type="float">
            <text:p>112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<text:s/></text:p>
          </table:table-cell>
          <table:table-cell table:formula="of:=IF([.F72]&gt;[.J72];[.C72];[.G72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7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3634" calcext:value-type="float">
            <text:p>3634</text:p>
          </table:table-cell>
          <table:table-cell office:value-type="float" office:value="39" calcext:value-type="float">
            <text:p>39</text:p>
          </table:table-cell>
          <table:table-cell office:value-type="float" office:value="93.179487" calcext:value-type="float">
            <text:p>93.179487</text:p>
          </table:table-cell>
          <table:table-cell office:value-type="string" calcext:value-type="string">
            <text:p><text:s/>ZIC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18" calcext:value-type="float">
            <text:p>118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<text:s/></text:p>
          </table:table-cell>
          <table:table-cell table:formula="of:=IF([.F73]&gt;[.J73];[.C73];[.G73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7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248" calcext:value-type="float">
            <text:p>248</text:p>
          </table:table-cell>
          <table:table-cell office:value-type="float" office:value="39" calcext:value-type="float">
            <text:p>39</text:p>
          </table:table-cell>
          <table:table-cell office:value-type="float" office:value="6.358974" calcext:value-type="float">
            <text:p>6.358974</text:p>
          </table:table-cell>
          <table:table-cell office:value-type="string" calcext:value-type="string">
            <text:p><text:s/>ZI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<text:s/></text:p>
          </table:table-cell>
          <table:table-cell table:formula="of:=IF([.F74]&gt;[.J74];[.C74];[.G74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7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3560" calcext:value-type="float">
            <text:p>3560</text:p>
          </table:table-cell>
          <table:table-cell office:value-type="float" office:value="39" calcext:value-type="float">
            <text:p>39</text:p>
          </table:table-cell>
          <table:table-cell office:value-type="float" office:value="91.282051" calcext:value-type="float">
            <text:p>91.282051</text:p>
          </table:table-cell>
          <table:table-cell office:value-type="string" calcext:value-type="string">
            <text:p><text:s/>ZI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<text:s/></text:p>
          </table:table-cell>
          <table:table-cell table:formula="of:=IF([.F75]&gt;[.J75];[.C75];[.G75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7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3742" calcext:value-type="float">
            <text:p>3742</text:p>
          </table:table-cell>
          <table:table-cell office:value-type="float" office:value="39" calcext:value-type="float">
            <text:p>39</text:p>
          </table:table-cell>
          <table:table-cell office:value-type="float" office:value="95.948718" calcext:value-type="float">
            <text:p>95.948718</text:p>
          </table:table-cell>
          <table:table-cell office:value-type="string" calcext:value-type="string">
            <text:p><text:s/>ZIC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0" calcext:value-type="float">
            <text:p>120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<text:s/></text:p>
          </table:table-cell>
          <table:table-cell table:formula="of:=IF([.F76]&gt;[.J76];[.C76];[.G76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7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54" calcext:value-type="float">
            <text:p>154</text:p>
          </table:table-cell>
          <table:table-cell office:value-type="float" office:value="39" calcext:value-type="float">
            <text:p>39</text:p>
          </table:table-cell>
          <table:table-cell office:value-type="float" office:value="3.948718" calcext:value-type="float">
            <text:p>3.948718</text:p>
          </table:table-cell>
          <table:table-cell office:value-type="string" calcext:value-type="string">
            <text:p><text:s/>ZI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<text:s/></text:p>
          </table:table-cell>
          <table:table-cell table:formula="of:=IF([.F77]&gt;[.J77];[.C77];[.G77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7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491" calcext:value-type="float">
            <text:p>491</text:p>
          </table:table-cell>
          <table:table-cell office:value-type="float" office:value="39" calcext:value-type="float">
            <text:p>39</text:p>
          </table:table-cell>
          <table:table-cell office:value-type="float" office:value="12.589744" calcext:value-type="float">
            <text:p>12.589744</text:p>
          </table:table-cell>
          <table:table-cell office:value-type="string" calcext:value-type="string">
            <text:p><text:s/>ZI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<text:s/></text:p>
          </table:table-cell>
          <table:table-cell table:formula="of:=IF([.F78]&gt;[.J78];[.C78];[.G78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7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3652" calcext:value-type="float">
            <text:p>3652</text:p>
          </table:table-cell>
          <table:table-cell office:value-type="float" office:value="39" calcext:value-type="float">
            <text:p>39</text:p>
          </table:table-cell>
          <table:table-cell office:value-type="float" office:value="93.641026" calcext:value-type="float">
            <text:p>93.641026</text:p>
          </table:table-cell>
          <table:table-cell office:value-type="string" calcext:value-type="string">
            <text:p><text:s/>ZI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<text:s/></text:p>
          </table:table-cell>
          <table:table-cell table:formula="of:=IF([.F79]&gt;[.J79];[.C79];[.G79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7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3545" calcext:value-type="float">
            <text:p>3545</text:p>
          </table:table-cell>
          <table:table-cell office:value-type="float" office:value="39" calcext:value-type="float">
            <text:p>39</text:p>
          </table:table-cell>
          <table:table-cell office:value-type="float" office:value="90.897436" calcext:value-type="float">
            <text:p>90.897436</text:p>
          </table:table-cell>
          <table:table-cell office:value-type="string" calcext:value-type="string">
            <text:p><text:s/>ZI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4" calcext:value-type="float">
            <text:p>124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<text:s/></text:p>
          </table:table-cell>
          <table:table-cell table:formula="of:=IF([.F80]&gt;[.J80];[.C80];[.G80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8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3491" calcext:value-type="float">
            <text:p>3491</text:p>
          </table:table-cell>
          <table:table-cell office:value-type="float" office:value="39" calcext:value-type="float">
            <text:p>39</text:p>
          </table:table-cell>
          <table:table-cell office:value-type="float" office:value="89.512821" calcext:value-type="float">
            <text:p>89.512821</text:p>
          </table:table-cell>
          <table:table-cell office:value-type="string" calcext:value-type="string">
            <text:p><text:s/>ZI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2" calcext:value-type="float">
            <text:p>122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<text:s/></text:p>
          </table:table-cell>
          <table:table-cell table:formula="of:=IF([.F81]&gt;[.J81];[.C81];[.G81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8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2028" calcext:value-type="float">
            <text:p>2028</text:p>
          </table:table-cell>
          <table:table-cell office:value-type="float" office:value="39" calcext:value-type="float">
            <text:p>39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<text:s/>ZI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<text:s/></text:p>
          </table:table-cell>
          <table:table-cell table:formula="of:=IF([.F82]&gt;[.J82];[.C82];[.G82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8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2879" calcext:value-type="float">
            <text:p>2879</text:p>
          </table:table-cell>
          <table:table-cell office:value-type="float" office:value="39" calcext:value-type="float">
            <text:p>39</text:p>
          </table:table-cell>
          <table:table-cell office:value-type="float" office:value="73.820513" calcext:value-type="float">
            <text:p>73.820513</text:p>
          </table:table-cell>
          <table:table-cell office:value-type="string" calcext:value-type="string">
            <text:p><text:s/>ZIC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128" calcext:value-type="float">
            <text:p>128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<text:s/></text:p>
          </table:table-cell>
          <table:table-cell table:formula="of:=IF([.F83]&gt;[.J83];[.C83];[.G83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8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416" calcext:value-type="float">
            <text:p>416</text:p>
          </table:table-cell>
          <table:table-cell office:value-type="float" office:value="39" calcext:value-type="float">
            <text:p>39</text:p>
          </table:table-cell>
          <table:table-cell office:value-type="float" office:value="10.666667" calcext:value-type="float">
            <text:p>10.666667</text:p>
          </table:table-cell>
          <table:table-cell office:value-type="string" calcext:value-type="string">
            <text:p><text:s/>ZI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<text:s/></text:p>
          </table:table-cell>
          <table:table-cell table:formula="of:=IF([.F84]&gt;[.J84];[.C84];[.G84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8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2914" calcext:value-type="float">
            <text:p>2914</text:p>
          </table:table-cell>
          <table:table-cell office:value-type="float" office:value="39" calcext:value-type="float">
            <text:p>39</text:p>
          </table:table-cell>
          <table:table-cell office:value-type="float" office:value="74.717949" calcext:value-type="float">
            <text:p>74.717949</text:p>
          </table:table-cell>
          <table:table-cell office:value-type="string" calcext:value-type="string">
            <text:p><text:s/>ZIC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118" calcext:value-type="float">
            <text:p>118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<text:s/></text:p>
          </table:table-cell>
          <table:table-cell table:formula="of:=IF([.F85]&gt;[.J85];[.C85];[.G85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8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3289" calcext:value-type="float">
            <text:p>3289</text:p>
          </table:table-cell>
          <table:table-cell office:value-type="float" office:value="39" calcext:value-type="float">
            <text:p>39</text:p>
          </table:table-cell>
          <table:table-cell office:value-type="float" office:value="84.333333" calcext:value-type="float">
            <text:p>84.333333</text:p>
          </table:table-cell>
          <table:table-cell office:value-type="string" calcext:value-type="string">
            <text:p><text:s/>ZIC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<text:s/></text:p>
          </table:table-cell>
          <table:table-cell table:formula="of:=IF([.F86]&gt;[.J86];[.C86];[.G86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8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405" calcext:value-type="float">
            <text:p>405</text:p>
          </table:table-cell>
          <table:table-cell office:value-type="float" office:value="39" calcext:value-type="float">
            <text:p>39</text:p>
          </table:table-cell>
          <table:table-cell office:value-type="float" office:value="10.384615" calcext:value-type="float">
            <text:p>10.384615</text:p>
          </table:table-cell>
          <table:table-cell office:value-type="string" calcext:value-type="string">
            <text:p><text:s/>ZI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<text:s/></text:p>
          </table:table-cell>
          <table:table-cell table:formula="of:=IF([.F87]&gt;[.J87];[.C87];[.G87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8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504" calcext:value-type="float">
            <text:p>504</text:p>
          </table:table-cell>
          <table:table-cell office:value-type="float" office:value="39" calcext:value-type="float">
            <text:p>39</text:p>
          </table:table-cell>
          <table:table-cell office:value-type="float" office:value="12.923077" calcext:value-type="float">
            <text:p>12.923077</text:p>
          </table:table-cell>
          <table:table-cell office:value-type="string" calcext:value-type="string">
            <text:p><text:s/>ZI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<text:s/></text:p>
          </table:table-cell>
          <table:table-cell table:formula="of:=IF([.F88]&gt;[.J88];[.C88];[.G88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8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81" calcext:value-type="float">
            <text:p>181</text:p>
          </table:table-cell>
          <table:table-cell office:value-type="float" office:value="39" calcext:value-type="float">
            <text:p>39</text:p>
          </table:table-cell>
          <table:table-cell office:value-type="float" office:value="4.641026" calcext:value-type="float">
            <text:p>4.641026</text:p>
          </table:table-cell>
          <table:table-cell office:value-type="string" calcext:value-type="string">
            <text:p><text:s/>ZI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<text:s/></text:p>
          </table:table-cell>
          <table:table-cell table:formula="of:=IF([.F89]&gt;[.J89];[.C89];[.G89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8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409" calcext:value-type="float">
            <text:p>409</text:p>
          </table:table-cell>
          <table:table-cell office:value-type="float" office:value="39" calcext:value-type="float">
            <text:p>39</text:p>
          </table:table-cell>
          <table:table-cell office:value-type="float" office:value="10.487179" calcext:value-type="float">
            <text:p>10.487179</text:p>
          </table:table-cell>
          <table:table-cell office:value-type="string" calcext:value-type="string">
            <text:p><text:s/>ZI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<text:s/></text:p>
          </table:table-cell>
          <table:table-cell table:formula="of:=IF([.F90]&gt;[.J90];[.C90];[.G90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9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3006" calcext:value-type="float">
            <text:p>3006</text:p>
          </table:table-cell>
          <table:table-cell office:value-type="float" office:value="39" calcext:value-type="float">
            <text:p>39</text:p>
          </table:table-cell>
          <table:table-cell office:value-type="float" office:value="77.076923" calcext:value-type="float">
            <text:p>77.076923</text:p>
          </table:table-cell>
          <table:table-cell office:value-type="string" calcext:value-type="string">
            <text:p><text:s/>ZI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<text:s/></text:p>
          </table:table-cell>
          <table:table-cell table:formula="of:=IF([.F91]&gt;[.J91];[.C91];[.G91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9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3200" calcext:value-type="float">
            <text:p>3200</text:p>
          </table:table-cell>
          <table:table-cell office:value-type="float" office:value="39" calcext:value-type="float">
            <text:p>39</text:p>
          </table:table-cell>
          <table:table-cell office:value-type="float" office:value="82.051282" calcext:value-type="float">
            <text:p>82.051282</text:p>
          </table:table-cell>
          <table:table-cell office:value-type="string" calcext:value-type="string">
            <text:p><text:s/>ZIC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18" calcext:value-type="float">
            <text:p>118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<text:s/></text:p>
          </table:table-cell>
          <table:table-cell table:formula="of:=IF([.F92]&gt;[.J92];[.C92];[.G92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9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651" calcext:value-type="float">
            <text:p>651</text:p>
          </table:table-cell>
          <table:table-cell office:value-type="float" office:value="39" calcext:value-type="float">
            <text:p>39</text:p>
          </table:table-cell>
          <table:table-cell office:value-type="float" office:value="16.692308" calcext:value-type="float">
            <text:p>16.692308</text:p>
          </table:table-cell>
          <table:table-cell office:value-type="string" calcext:value-type="string">
            <text:p><text:s/>ZI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<text:s/></text:p>
          </table:table-cell>
          <table:table-cell table:formula="of:=IF([.F93]&gt;[.J93];[.C93];[.G93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9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3347" calcext:value-type="float">
            <text:p>3347</text:p>
          </table:table-cell>
          <table:table-cell office:value-type="float" office:value="39" calcext:value-type="float">
            <text:p>39</text:p>
          </table:table-cell>
          <table:table-cell office:value-type="float" office:value="85.820513" calcext:value-type="float">
            <text:p>85.820513</text:p>
          </table:table-cell>
          <table:table-cell office:value-type="string" calcext:value-type="string">
            <text:p><text:s/>ZIC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6" calcext:value-type="float">
            <text:p>126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<text:s/></text:p>
          </table:table-cell>
          <table:table-cell table:formula="of:=IF([.F94]&gt;[.J94];[.C94];[.G94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9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3604" calcext:value-type="float">
            <text:p>3604</text:p>
          </table:table-cell>
          <table:table-cell office:value-type="float" office:value="39" calcext:value-type="float">
            <text:p>39</text:p>
          </table:table-cell>
          <table:table-cell office:value-type="float" office:value="92.410256" calcext:value-type="float">
            <text:p>92.410256</text:p>
          </table:table-cell>
          <table:table-cell office:value-type="string" calcext:value-type="string">
            <text:p><text:s/>ZI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2" calcext:value-type="float">
            <text:p>122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<text:s/></text:p>
          </table:table-cell>
          <table:table-cell table:formula="of:=IF([.F95]&gt;[.J95];[.C95];[.G95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9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3342" calcext:value-type="float">
            <text:p>3342</text:p>
          </table:table-cell>
          <table:table-cell office:value-type="float" office:value="39" calcext:value-type="float">
            <text:p>39</text:p>
          </table:table-cell>
          <table:table-cell office:value-type="float" office:value="85.692308" calcext:value-type="float">
            <text:p>85.692308</text:p>
          </table:table-cell>
          <table:table-cell office:value-type="string" calcext:value-type="string">
            <text:p><text:s/>ZIC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14" calcext:value-type="float">
            <text:p>114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/></text:p>
          </table:table-cell>
          <table:table-cell table:formula="of:=IF([.F96]&gt;[.J96];[.C96];[.G96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9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3060" calcext:value-type="float">
            <text:p>3060</text:p>
          </table:table-cell>
          <table:table-cell office:value-type="float" office:value="39" calcext:value-type="float">
            <text:p>39</text:p>
          </table:table-cell>
          <table:table-cell office:value-type="float" office:value="78.461538" calcext:value-type="float">
            <text:p>78.461538</text:p>
          </table:table-cell>
          <table:table-cell office:value-type="string" calcext:value-type="string">
            <text:p><text:s/>ZI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<text:s/></text:p>
          </table:table-cell>
          <table:table-cell table:formula="of:=IF([.F97]&gt;[.J97];[.C97];[.G97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9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2428" calcext:value-type="float">
            <text:p>2428</text:p>
          </table:table-cell>
          <table:table-cell office:value-type="float" office:value="39" calcext:value-type="float">
            <text:p>39</text:p>
          </table:table-cell>
          <table:table-cell office:value-type="float" office:value="62.25641" calcext:value-type="float">
            <text:p>62.25641</text:p>
          </table:table-cell>
          <table:table-cell office:value-type="string" calcext:value-type="string">
            <text:p><text:s/>ZIC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<text:s/></text:p>
          </table:table-cell>
          <table:table-cell table:formula="of:=IF([.F98]&gt;[.J98];[.C98];[.G98])" office:value-type="string" office:string-value=" ZIC" calcext:value-type="string">
            <text:p><text:s/>ZIC</text:p>
          </table:table-cell>
        </table:table-row>
        <table:table-row table:style-name="ro1">
          <table:table-cell office:value-type="string" calcext:value-type="string">
            <text:p>trial009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381" calcext:value-type="float">
            <text:p>381</text:p>
          </table:table-cell>
          <table:table-cell office:value-type="float" office:value="39" calcext:value-type="float">
            <text:p>39</text:p>
          </table:table-cell>
          <table:table-cell office:value-type="float" office:value="9.769231" calcext:value-type="float">
            <text:p>9.769231</text:p>
          </table:table-cell>
          <table:table-cell office:value-type="string" calcext:value-type="string">
            <text:p><text:s/>ZI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<text:s/></text:p>
          </table:table-cell>
          <table:table-cell table:formula="of:=IF([.F99]&gt;[.J99];[.C99];[.G99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9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3663" calcext:value-type="float">
            <text:p>3663</text:p>
          </table:table-cell>
          <table:table-cell office:value-type="float" office:value="39" calcext:value-type="float">
            <text:p>39</text:p>
          </table:table-cell>
          <table:table-cell office:value-type="float" office:value="93.923077" calcext:value-type="float">
            <text:p>93.923077</text:p>
          </table:table-cell>
          <table:table-cell office:value-type="string" calcext:value-type="string">
            <text:p><text:s/>ZIC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18" calcext:value-type="float">
            <text:p>118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<text:s/></text:p>
          </table:table-cell>
          <table:table-cell table:formula="of:=IF([.F100]&gt;[.J100];[.C100];[.G100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0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314" calcext:value-type="float">
            <text:p>314</text:p>
          </table:table-cell>
          <table:table-cell office:value-type="float" office:value="39" calcext:value-type="float">
            <text:p>39</text:p>
          </table:table-cell>
          <table:table-cell office:value-type="float" office:value="8.051282" calcext:value-type="float">
            <text:p>8.051282</text:p>
          </table:table-cell>
          <table:table-cell office:value-type="string" calcext:value-type="string">
            <text:p><text:s/>ZI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<text:s/></text:p>
          </table:table-cell>
          <table:table-cell table:formula="of:=IF([.F101]&gt;[.J101];[.C101];[.G101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0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466" calcext:value-type="float">
            <text:p>466</text:p>
          </table:table-cell>
          <table:table-cell office:value-type="float" office:value="39" calcext:value-type="float">
            <text:p>39</text:p>
          </table:table-cell>
          <table:table-cell office:value-type="float" office:value="11.948718" calcext:value-type="float">
            <text:p>11.948718</text:p>
          </table:table-cell>
          <table:table-cell office:value-type="string" calcext:value-type="string">
            <text:p><text:s/>ZI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<text:s/></text:p>
          </table:table-cell>
          <table:table-cell table:formula="of:=IF([.F102]&gt;[.J102];[.C102];[.G102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0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390" calcext:value-type="float">
            <text:p>390</text:p>
          </table:table-cell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ZI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<text:s/></text:p>
          </table:table-cell>
          <table:table-cell table:formula="of:=IF([.F103]&gt;[.J103];[.C103];[.G103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0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20" calcext:value-type="float">
            <text:p>120</text:p>
          </table:table-cell>
          <table:table-cell office:value-type="float" office:value="39" calcext:value-type="float">
            <text:p>39</text:p>
          </table:table-cell>
          <table:table-cell office:value-type="float" office:value="3.076923" calcext:value-type="float">
            <text:p>3.076923</text:p>
          </table:table-cell>
          <table:table-cell office:value-type="string" calcext:value-type="string">
            <text:p><text:s/>ZI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<text:s/></text:p>
          </table:table-cell>
          <table:table-cell table:formula="of:=IF([.F104]&gt;[.J104];[.C104];[.G104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0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360" calcext:value-type="float">
            <text:p>360</text:p>
          </table:table-cell>
          <table:table-cell office:value-type="float" office:value="39" calcext:value-type="float">
            <text:p>39</text:p>
          </table:table-cell>
          <table:table-cell office:value-type="float" office:value="9.230769" calcext:value-type="float">
            <text:p>9.230769</text:p>
          </table:table-cell>
          <table:table-cell office:value-type="string" calcext:value-type="string">
            <text:p><text:s/>ZI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<text:s/></text:p>
          </table:table-cell>
          <table:table-cell table:formula="of:=IF([.F105]&gt;[.J105];[.C105];[.G105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0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81" calcext:value-type="float">
            <text:p>181</text:p>
          </table:table-cell>
          <table:table-cell office:value-type="float" office:value="39" calcext:value-type="float">
            <text:p>39</text:p>
          </table:table-cell>
          <table:table-cell office:value-type="float" office:value="4.641026" calcext:value-type="float">
            <text:p>4.641026</text:p>
          </table:table-cell>
          <table:table-cell office:value-type="string" calcext:value-type="string">
            <text:p><text:s/>ZI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<text:s/></text:p>
          </table:table-cell>
          <table:table-cell table:formula="of:=IF([.F106]&gt;[.J106];[.C106];[.G106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0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3222" calcext:value-type="float">
            <text:p>3222</text:p>
          </table:table-cell>
          <table:table-cell office:value-type="float" office:value="39" calcext:value-type="float">
            <text:p>39</text:p>
          </table:table-cell>
          <table:table-cell office:value-type="float" office:value="82.615385" calcext:value-type="float">
            <text:p>82.615385</text:p>
          </table:table-cell>
          <table:table-cell office:value-type="string" calcext:value-type="string">
            <text:p><text:s/>ZIC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<text:s/></text:p>
          </table:table-cell>
          <table:table-cell table:formula="of:=IF([.F107]&gt;[.J107];[.C107];[.G107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0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2272" calcext:value-type="float">
            <text:p>2272</text:p>
          </table:table-cell>
          <table:table-cell office:value-type="float" office:value="39" calcext:value-type="float">
            <text:p>39</text:p>
          </table:table-cell>
          <table:table-cell office:value-type="float" office:value="58.25641" calcext:value-type="float">
            <text:p>58.25641</text:p>
          </table:table-cell>
          <table:table-cell office:value-type="string" calcext:value-type="string">
            <text:p><text:s/>ZIC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34" calcext:value-type="float">
            <text:p>134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<text:s/></text:p>
          </table:table-cell>
          <table:table-cell table:formula="of:=IF([.F108]&gt;[.J108];[.C108];[.G108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0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87" calcext:value-type="float">
            <text:p>187</text:p>
          </table:table-cell>
          <table:table-cell office:value-type="float" office:value="39" calcext:value-type="float">
            <text:p>39</text:p>
          </table:table-cell>
          <table:table-cell office:value-type="float" office:value="4.794872" calcext:value-type="float">
            <text:p>4.794872</text:p>
          </table:table-cell>
          <table:table-cell office:value-type="string" calcext:value-type="string">
            <text:p><text:s/>ZI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<text:s/></text:p>
          </table:table-cell>
          <table:table-cell table:formula="of:=IF([.F109]&gt;[.J109];[.C109];[.G109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0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87" calcext:value-type="float">
            <text:p>187</text:p>
          </table:table-cell>
          <table:table-cell office:value-type="float" office:value="39" calcext:value-type="float">
            <text:p>39</text:p>
          </table:table-cell>
          <table:table-cell office:value-type="float" office:value="4.794872" calcext:value-type="float">
            <text:p>4.794872</text:p>
          </table:table-cell>
          <table:table-cell office:value-type="string" calcext:value-type="string">
            <text:p><text:s/>ZI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<text:s/></text:p>
          </table:table-cell>
          <table:table-cell table:formula="of:=IF([.F110]&gt;[.J110];[.C110];[.G110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1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2937" calcext:value-type="float">
            <text:p>2937</text:p>
          </table:table-cell>
          <table:table-cell office:value-type="float" office:value="39" calcext:value-type="float">
            <text:p>39</text:p>
          </table:table-cell>
          <table:table-cell office:value-type="float" office:value="75.307692" calcext:value-type="float">
            <text:p>75.307692</text:p>
          </table:table-cell>
          <table:table-cell office:value-type="string" calcext:value-type="string">
            <text:p><text:s/>ZIC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<text:s/></text:p>
          </table:table-cell>
          <table:table-cell table:formula="of:=IF([.F111]&gt;[.J111];[.C111];[.G111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1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2101" calcext:value-type="float">
            <text:p>2101</text:p>
          </table:table-cell>
          <table:table-cell office:value-type="float" office:value="39" calcext:value-type="float">
            <text:p>39</text:p>
          </table:table-cell>
          <table:table-cell office:value-type="float" office:value="53.871795" calcext:value-type="float">
            <text:p>53.871795</text:p>
          </table:table-cell>
          <table:table-cell office:value-type="string" calcext:value-type="string">
            <text:p><text:s/>ZIC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12" calcext:value-type="float">
            <text:p>112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<text:s/></text:p>
          </table:table-cell>
          <table:table-cell table:formula="of:=IF([.F112]&gt;[.J112];[.C112];[.G112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1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366" calcext:value-type="float">
            <text:p>366</text:p>
          </table:table-cell>
          <table:table-cell office:value-type="float" office:value="39" calcext:value-type="float">
            <text:p>39</text:p>
          </table:table-cell>
          <table:table-cell office:value-type="float" office:value="9.384615" calcext:value-type="float">
            <text:p>9.384615</text:p>
          </table:table-cell>
          <table:table-cell office:value-type="string" calcext:value-type="string">
            <text:p><text:s/>ZIC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<text:s/></text:p>
          </table:table-cell>
          <table:table-cell table:formula="of:=IF([.F113]&gt;[.J113];[.C113];[.G113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1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752" calcext:value-type="float">
            <text:p>1752</text:p>
          </table:table-cell>
          <table:table-cell office:value-type="float" office:value="39" calcext:value-type="float">
            <text:p>39</text:p>
          </table:table-cell>
          <table:table-cell office:value-type="float" office:value="44.923077" calcext:value-type="float">
            <text:p>44.923077</text:p>
          </table:table-cell>
          <table:table-cell office:value-type="string" calcext:value-type="string">
            <text:p><text:s/>ZI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<text:s/></text:p>
          </table:table-cell>
          <table:table-cell table:formula="of:=IF([.F114]&gt;[.J114];[.C114];[.G114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1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3388" calcext:value-type="float">
            <text:p>3388</text:p>
          </table:table-cell>
          <table:table-cell office:value-type="float" office:value="39" calcext:value-type="float">
            <text:p>39</text:p>
          </table:table-cell>
          <table:table-cell office:value-type="float" office:value="86.871795" calcext:value-type="float">
            <text:p>86.871795</text:p>
          </table:table-cell>
          <table:table-cell office:value-type="string" calcext:value-type="string">
            <text:p><text:s/>ZI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<text:s/></text:p>
          </table:table-cell>
          <table:table-cell table:formula="of:=IF([.F115]&gt;[.J115];[.C115];[.G115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1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65" calcext:value-type="float">
            <text:p>65</text:p>
          </table:table-cell>
          <table:table-cell office:value-type="float" office:value="39" calcext:value-type="float">
            <text:p>39</text:p>
          </table:table-cell>
          <table:table-cell office:value-type="float" office:value="1.666667" calcext:value-type="float">
            <text:p>1.666667</text:p>
          </table:table-cell>
          <table:table-cell office:value-type="string" calcext:value-type="string">
            <text:p><text:s/>ZI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<text:s/></text:p>
          </table:table-cell>
          <table:table-cell table:formula="of:=IF([.F116]&gt;[.J116];[.C116];[.G116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1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54" calcext:value-type="float">
            <text:p>154</text:p>
          </table:table-cell>
          <table:table-cell office:value-type="float" office:value="39" calcext:value-type="float">
            <text:p>39</text:p>
          </table:table-cell>
          <table:table-cell office:value-type="float" office:value="3.948718" calcext:value-type="float">
            <text:p>3.948718</text:p>
          </table:table-cell>
          <table:table-cell office:value-type="string" calcext:value-type="string">
            <text:p><text:s/>ZI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<text:s/></text:p>
          </table:table-cell>
          <table:table-cell table:formula="of:=IF([.F117]&gt;[.J117];[.C117];[.G117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1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205" calcext:value-type="float">
            <text:p>205</text:p>
          </table:table-cell>
          <table:table-cell office:value-type="float" office:value="39" calcext:value-type="float">
            <text:p>39</text:p>
          </table:table-cell>
          <table:table-cell office:value-type="float" office:value="5.25641" calcext:value-type="float">
            <text:p>5.25641</text:p>
          </table:table-cell>
          <table:table-cell office:value-type="string" calcext:value-type="string">
            <text:p><text:s/>ZI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<text:s/></text:p>
          </table:table-cell>
          <table:table-cell table:formula="of:=IF([.F118]&gt;[.J118];[.C118];[.G118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1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3142" calcext:value-type="float">
            <text:p>3142</text:p>
          </table:table-cell>
          <table:table-cell office:value-type="float" office:value="39" calcext:value-type="float">
            <text:p>39</text:p>
          </table:table-cell>
          <table:table-cell office:value-type="float" office:value="80.564103" calcext:value-type="float">
            <text:p>80.564103</text:p>
          </table:table-cell>
          <table:table-cell office:value-type="string" calcext:value-type="string">
            <text:p><text:s/>ZIC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14" calcext:value-type="float">
            <text:p>114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<text:s/></text:p>
          </table:table-cell>
          <table:table-cell table:formula="of:=IF([.F119]&gt;[.J119];[.C119];[.G119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1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310" calcext:value-type="float">
            <text:p>310</text:p>
          </table:table-cell>
          <table:table-cell office:value-type="float" office:value="39" calcext:value-type="float">
            <text:p>39</text:p>
          </table:table-cell>
          <table:table-cell office:value-type="float" office:value="7.948718" calcext:value-type="float">
            <text:p>7.948718</text:p>
          </table:table-cell>
          <table:table-cell office:value-type="string" calcext:value-type="string">
            <text:p><text:s/>ZI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<text:s/></text:p>
          </table:table-cell>
          <table:table-cell table:formula="of:=IF([.F120]&gt;[.J120];[.C120];[.G120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2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2954" calcext:value-type="float">
            <text:p>2954</text:p>
          </table:table-cell>
          <table:table-cell office:value-type="float" office:value="39" calcext:value-type="float">
            <text:p>39</text:p>
          </table:table-cell>
          <table:table-cell office:value-type="float" office:value="75.74359" calcext:value-type="float">
            <text:p>75.74359</text:p>
          </table:table-cell>
          <table:table-cell office:value-type="string" calcext:value-type="string">
            <text:p><text:s/>ZIC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4" calcext:value-type="float">
            <text:p>124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<text:s/></text:p>
          </table:table-cell>
          <table:table-cell table:formula="of:=IF([.F121]&gt;[.J121];[.C121];[.G121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2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3156" calcext:value-type="float">
            <text:p>3156</text:p>
          </table:table-cell>
          <table:table-cell office:value-type="float" office:value="39" calcext:value-type="float">
            <text:p>39</text:p>
          </table:table-cell>
          <table:table-cell office:value-type="float" office:value="80.923077" calcext:value-type="float">
            <text:p>80.923077</text:p>
          </table:table-cell>
          <table:table-cell office:value-type="string" calcext:value-type="string">
            <text:p><text:s/>ZIC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22" calcext:value-type="float">
            <text:p>122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<text:s/></text:p>
          </table:table-cell>
          <table:table-cell table:formula="of:=IF([.F122]&gt;[.J122];[.C122];[.G122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2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73" calcext:value-type="float">
            <text:p>73</text:p>
          </table:table-cell>
          <table:table-cell office:value-type="float" office:value="39" calcext:value-type="float">
            <text:p>39</text:p>
          </table:table-cell>
          <table:table-cell office:value-type="float" office:value="1.871795" calcext:value-type="float">
            <text:p>1.871795</text:p>
          </table:table-cell>
          <table:table-cell office:value-type="string" calcext:value-type="string">
            <text:p><text:s/>ZI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<text:s/></text:p>
          </table:table-cell>
          <table:table-cell table:formula="of:=IF([.F123]&gt;[.J123];[.C123];[.G123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2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430" calcext:value-type="float">
            <text:p>430</text:p>
          </table:table-cell>
          <table:table-cell office:value-type="float" office:value="39" calcext:value-type="float">
            <text:p>39</text:p>
          </table:table-cell>
          <table:table-cell office:value-type="float" office:value="11.025641" calcext:value-type="float">
            <text:p>11.025641</text:p>
          </table:table-cell>
          <table:table-cell office:value-type="string" calcext:value-type="string">
            <text:p><text:s/>ZI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table:formula="of:=IF([.F124]&gt;[.J124];[.C124];[.G124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2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488" calcext:value-type="float">
            <text:p>488</text:p>
          </table:table-cell>
          <table:table-cell office:value-type="float" office:value="39" calcext:value-type="float">
            <text:p>39</text:p>
          </table:table-cell>
          <table:table-cell office:value-type="float" office:value="12.512821" calcext:value-type="float">
            <text:p>12.512821</text:p>
          </table:table-cell>
          <table:table-cell office:value-type="string" calcext:value-type="string">
            <text:p><text:s/>ZI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<text:s/></text:p>
          </table:table-cell>
          <table:table-cell table:formula="of:=IF([.F125]&gt;[.J125];[.C125];[.G125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2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2396" calcext:value-type="float">
            <text:p>2396</text:p>
          </table:table-cell>
          <table:table-cell office:value-type="float" office:value="39" calcext:value-type="float">
            <text:p>39</text:p>
          </table:table-cell>
          <table:table-cell office:value-type="float" office:value="61.435897" calcext:value-type="float">
            <text:p>61.435897</text:p>
          </table:table-cell>
          <table:table-cell office:value-type="string" calcext:value-type="string">
            <text:p><text:s/>ZIC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128" calcext:value-type="float">
            <text:p>128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<text:s/></text:p>
          </table:table-cell>
          <table:table-cell table:formula="of:=IF([.F126]&gt;[.J126];[.C126];[.G126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2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3043" calcext:value-type="float">
            <text:p>3043</text:p>
          </table:table-cell>
          <table:table-cell office:value-type="float" office:value="39" calcext:value-type="float">
            <text:p>39</text:p>
          </table:table-cell>
          <table:table-cell office:value-type="float" office:value="78.025641" calcext:value-type="float">
            <text:p>78.025641</text:p>
          </table:table-cell>
          <table:table-cell office:value-type="string" calcext:value-type="string">
            <text:p><text:s/>ZIC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20" calcext:value-type="float">
            <text:p>120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<text:s/></text:p>
          </table:table-cell>
          <table:table-cell table:formula="of:=IF([.F127]&gt;[.J127];[.C127];[.G127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2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70" calcext:value-type="float">
            <text:p>170</text:p>
          </table:table-cell>
          <table:table-cell office:value-type="float" office:value="39" calcext:value-type="float">
            <text:p>39</text:p>
          </table:table-cell>
          <table:table-cell office:value-type="float" office:value="4.358974" calcext:value-type="float">
            <text:p>4.358974</text:p>
          </table:table-cell>
          <table:table-cell office:value-type="string" calcext:value-type="string">
            <text:p><text:s/>ZI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<text:s/></text:p>
          </table:table-cell>
          <table:table-cell table:formula="of:=IF([.F128]&gt;[.J128];[.C128];[.G128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2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444" calcext:value-type="float">
            <text:p>444</text:p>
          </table:table-cell>
          <table:table-cell office:value-type="float" office:value="39" calcext:value-type="float">
            <text:p>39</text:p>
          </table:table-cell>
          <table:table-cell office:value-type="float" office:value="11.384615" calcext:value-type="float">
            <text:p>11.384615</text:p>
          </table:table-cell>
          <table:table-cell office:value-type="string" calcext:value-type="string">
            <text:p><text:s/>ZI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<text:s/></text:p>
          </table:table-cell>
          <table:table-cell table:formula="of:=IF([.F129]&gt;[.J129];[.C129];[.G129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2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349" calcext:value-type="float">
            <text:p>349</text:p>
          </table:table-cell>
          <table:table-cell office:value-type="float" office:value="39" calcext:value-type="float">
            <text:p>39</text:p>
          </table:table-cell>
          <table:table-cell office:value-type="float" office:value="8.948718" calcext:value-type="float">
            <text:p>8.948718</text:p>
          </table:table-cell>
          <table:table-cell office:value-type="string" calcext:value-type="string">
            <text:p><text:s/>ZI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<text:s/></text:p>
          </table:table-cell>
          <table:table-cell table:formula="of:=IF([.F130]&gt;[.J130];[.C130];[.G130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3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2816" calcext:value-type="float">
            <text:p>2816</text:p>
          </table:table-cell>
          <table:table-cell office:value-type="float" office:value="39" calcext:value-type="float">
            <text:p>39</text:p>
          </table:table-cell>
          <table:table-cell office:value-type="float" office:value="72.205128" calcext:value-type="float">
            <text:p>72.205128</text:p>
          </table:table-cell>
          <table:table-cell office:value-type="string" calcext:value-type="string">
            <text:p><text:s/>ZIC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18" calcext:value-type="float">
            <text:p>118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<text:s/></text:p>
          </table:table-cell>
          <table:table-cell table:formula="of:=IF([.F131]&gt;[.J131];[.C131];[.G131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3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2719" calcext:value-type="float">
            <text:p>2719</text:p>
          </table:table-cell>
          <table:table-cell office:value-type="float" office:value="39" calcext:value-type="float">
            <text:p>39</text:p>
          </table:table-cell>
          <table:table-cell office:value-type="float" office:value="69.717949" calcext:value-type="float">
            <text:p>69.717949</text:p>
          </table:table-cell>
          <table:table-cell office:value-type="string" calcext:value-type="string">
            <text:p><text:s/>ZI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<text:s/></text:p>
          </table:table-cell>
          <table:table-cell table:formula="of:=IF([.F132]&gt;[.J132];[.C132];[.G132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3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95" calcext:value-type="float">
            <text:p>195</text:p>
          </table:table-cell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ZI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<text:s/></text:p>
          </table:table-cell>
          <table:table-cell table:formula="of:=IF([.F133]&gt;[.J133];[.C133];[.G133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3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61" calcext:value-type="float">
            <text:p>61</text:p>
          </table:table-cell>
          <table:table-cell office:value-type="float" office:value="39" calcext:value-type="float">
            <text:p>39</text:p>
          </table:table-cell>
          <table:table-cell office:value-type="float" office:value="1.564103" calcext:value-type="float">
            <text:p>1.564103</text:p>
          </table:table-cell>
          <table:table-cell office:value-type="string" calcext:value-type="string">
            <text:p><text:s/>ZI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<text:s/></text:p>
          </table:table-cell>
          <table:table-cell table:formula="of:=IF([.F134]&gt;[.J134];[.C134];[.G134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3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2635" calcext:value-type="float">
            <text:p>2635</text:p>
          </table:table-cell>
          <table:table-cell office:value-type="float" office:value="39" calcext:value-type="float">
            <text:p>39</text:p>
          </table:table-cell>
          <table:table-cell office:value-type="float" office:value="67.564103" calcext:value-type="float">
            <text:p>67.564103</text:p>
          </table:table-cell>
          <table:table-cell office:value-type="string" calcext:value-type="string">
            <text:p><text:s/>ZI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<text:s/></text:p>
          </table:table-cell>
          <table:table-cell table:formula="of:=IF([.F135]&gt;[.J135];[.C135];[.G135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3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3273" calcext:value-type="float">
            <text:p>3273</text:p>
          </table:table-cell>
          <table:table-cell office:value-type="float" office:value="39" calcext:value-type="float">
            <text:p>39</text:p>
          </table:table-cell>
          <table:table-cell office:value-type="float" office:value="83.923077" calcext:value-type="float">
            <text:p>83.923077</text:p>
          </table:table-cell>
          <table:table-cell office:value-type="string" calcext:value-type="string">
            <text:p><text:s/>ZIC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0" calcext:value-type="float">
            <text:p>120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<text:s/></text:p>
          </table:table-cell>
          <table:table-cell table:formula="of:=IF([.F136]&gt;[.J136];[.C136];[.G136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3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3067" calcext:value-type="float">
            <text:p>3067</text:p>
          </table:table-cell>
          <table:table-cell office:value-type="float" office:value="39" calcext:value-type="float">
            <text:p>39</text:p>
          </table:table-cell>
          <table:table-cell office:value-type="float" office:value="78.641026" calcext:value-type="float">
            <text:p>78.641026</text:p>
          </table:table-cell>
          <table:table-cell office:value-type="string" calcext:value-type="string">
            <text:p><text:s/>ZI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<text:s/></text:p>
          </table:table-cell>
          <table:table-cell table:formula="of:=IF([.F137]&gt;[.J137];[.C137];[.G137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3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2977" calcext:value-type="float">
            <text:p>2977</text:p>
          </table:table-cell>
          <table:table-cell office:value-type="float" office:value="39" calcext:value-type="float">
            <text:p>39</text:p>
          </table:table-cell>
          <table:table-cell office:value-type="float" office:value="76.333333" calcext:value-type="float">
            <text:p>76.333333</text:p>
          </table:table-cell>
          <table:table-cell office:value-type="string" calcext:value-type="string">
            <text:p><text:s/>ZI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<text:s/></text:p>
          </table:table-cell>
          <table:table-cell table:formula="of:=IF([.F138]&gt;[.J138];[.C138];[.G138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3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2929" calcext:value-type="float">
            <text:p>2929</text:p>
          </table:table-cell>
          <table:table-cell office:value-type="float" office:value="39" calcext:value-type="float">
            <text:p>39</text:p>
          </table:table-cell>
          <table:table-cell office:value-type="float" office:value="75.102564" calcext:value-type="float">
            <text:p>75.102564</text:p>
          </table:table-cell>
          <table:table-cell office:value-type="string" calcext:value-type="string">
            <text:p><text:s/>ZIC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24" calcext:value-type="float">
            <text:p>124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<text:s/></text:p>
          </table:table-cell>
          <table:table-cell table:formula="of:=IF([.F139]&gt;[.J139];[.C139];[.G139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3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3456" calcext:value-type="float">
            <text:p>3456</text:p>
          </table:table-cell>
          <table:table-cell office:value-type="float" office:value="39" calcext:value-type="float">
            <text:p>39</text:p>
          </table:table-cell>
          <table:table-cell office:value-type="float" office:value="88.615385" calcext:value-type="float">
            <text:p>88.615385</text:p>
          </table:table-cell>
          <table:table-cell office:value-type="string" calcext:value-type="string">
            <text:p><text:s/>ZIC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19" calcext:value-type="float">
            <text:p>119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<text:s/></text:p>
          </table:table-cell>
          <table:table-cell table:formula="of:=IF([.F140]&gt;[.J140];[.C140];[.G140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4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3369" calcext:value-type="float">
            <text:p>3369</text:p>
          </table:table-cell>
          <table:table-cell office:value-type="float" office:value="39" calcext:value-type="float">
            <text:p>39</text:p>
          </table:table-cell>
          <table:table-cell office:value-type="float" office:value="86.384615" calcext:value-type="float">
            <text:p>86.384615</text:p>
          </table:table-cell>
          <table:table-cell office:value-type="string" calcext:value-type="string">
            <text:p><text:s/>ZI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<text:s/></text:p>
          </table:table-cell>
          <table:table-cell table:formula="of:=IF([.F141]&gt;[.J141];[.C141];[.G141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4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349" calcext:value-type="float">
            <text:p>349</text:p>
          </table:table-cell>
          <table:table-cell office:value-type="float" office:value="39" calcext:value-type="float">
            <text:p>39</text:p>
          </table:table-cell>
          <table:table-cell office:value-type="float" office:value="8.948718" calcext:value-type="float">
            <text:p>8.948718</text:p>
          </table:table-cell>
          <table:table-cell office:value-type="string" calcext:value-type="string">
            <text:p><text:s/>ZI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<text:s/></text:p>
          </table:table-cell>
          <table:table-cell table:formula="of:=IF([.F142]&gt;[.J142];[.C142];[.G142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4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65" calcext:value-type="float">
            <text:p>165</text:p>
          </table:table-cell>
          <table:table-cell office:value-type="float" office:value="39" calcext:value-type="float">
            <text:p>39</text:p>
          </table:table-cell>
          <table:table-cell office:value-type="float" office:value="4.230769" calcext:value-type="float">
            <text:p>4.230769</text:p>
          </table:table-cell>
          <table:table-cell office:value-type="string" calcext:value-type="string">
            <text:p><text:s/>ZI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<text:s/></text:p>
          </table:table-cell>
          <table:table-cell table:formula="of:=IF([.F143]&gt;[.J143];[.C143];[.G143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4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68" calcext:value-type="float">
            <text:p>168</text:p>
          </table:table-cell>
          <table:table-cell office:value-type="float" office:value="39" calcext:value-type="float">
            <text:p>39</text:p>
          </table:table-cell>
          <table:table-cell office:value-type="float" office:value="4.307692" calcext:value-type="float">
            <text:p>4.307692</text:p>
          </table:table-cell>
          <table:table-cell office:value-type="string" calcext:value-type="string">
            <text:p><text:s/>ZI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<text:s/></text:p>
          </table:table-cell>
          <table:table-cell table:formula="of:=IF([.F144]&gt;[.J144];[.C144];[.G144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4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3085" calcext:value-type="float">
            <text:p>3085</text:p>
          </table:table-cell>
          <table:table-cell office:value-type="float" office:value="39" calcext:value-type="float">
            <text:p>39</text:p>
          </table:table-cell>
          <table:table-cell office:value-type="float" office:value="79.102564" calcext:value-type="float">
            <text:p>79.102564</text:p>
          </table:table-cell>
          <table:table-cell office:value-type="string" calcext:value-type="string">
            <text:p><text:s/>ZIC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0" calcext:value-type="float">
            <text:p>120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<text:s/></text:p>
          </table:table-cell>
          <table:table-cell table:formula="of:=IF([.F145]&gt;[.J145];[.C145];[.G145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4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367" calcext:value-type="float">
            <text:p>367</text:p>
          </table:table-cell>
          <table:table-cell office:value-type="float" office:value="39" calcext:value-type="float">
            <text:p>39</text:p>
          </table:table-cell>
          <table:table-cell office:value-type="float" office:value="9.410256" calcext:value-type="float">
            <text:p>9.410256</text:p>
          </table:table-cell>
          <table:table-cell office:value-type="string" calcext:value-type="string">
            <text:p><text:s/>ZI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<text:s/></text:p>
          </table:table-cell>
          <table:table-cell table:formula="of:=IF([.F146]&gt;[.J146];[.C146];[.G146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4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2967" calcext:value-type="float">
            <text:p>2967</text:p>
          </table:table-cell>
          <table:table-cell office:value-type="float" office:value="39" calcext:value-type="float">
            <text:p>39</text:p>
          </table:table-cell>
          <table:table-cell office:value-type="float" office:value="76.076923" calcext:value-type="float">
            <text:p>76.076923</text:p>
          </table:table-cell>
          <table:table-cell office:value-type="string" calcext:value-type="string">
            <text:p><text:s/>ZIC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4" calcext:value-type="float">
            <text:p>124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<text:s/></text:p>
          </table:table-cell>
          <table:table-cell table:formula="of:=IF([.F147]&gt;[.J147];[.C147];[.G147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4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281" calcext:value-type="float">
            <text:p>281</text:p>
          </table:table-cell>
          <table:table-cell office:value-type="float" office:value="39" calcext:value-type="float">
            <text:p>39</text:p>
          </table:table-cell>
          <table:table-cell office:value-type="float" office:value="7.205128" calcext:value-type="float">
            <text:p>7.205128</text:p>
          </table:table-cell>
          <table:table-cell office:value-type="string" calcext:value-type="string">
            <text:p><text:s/>ZI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<text:s/></text:p>
          </table:table-cell>
          <table:table-cell table:formula="of:=IF([.F148]&gt;[.J148];[.C148];[.G148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4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3165" calcext:value-type="float">
            <text:p>3165</text:p>
          </table:table-cell>
          <table:table-cell office:value-type="float" office:value="39" calcext:value-type="float">
            <text:p>39</text:p>
          </table:table-cell>
          <table:table-cell office:value-type="float" office:value="81.153846" calcext:value-type="float">
            <text:p>81.153846</text:p>
          </table:table-cell>
          <table:table-cell office:value-type="string" calcext:value-type="string">
            <text:p><text:s/>ZIC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20" calcext:value-type="float">
            <text:p>120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<text:s/></text:p>
          </table:table-cell>
          <table:table-cell table:formula="of:=IF([.F149]&gt;[.J149];[.C149];[.G149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4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3105" calcext:value-type="float">
            <text:p>3105</text:p>
          </table:table-cell>
          <table:table-cell office:value-type="float" office:value="39" calcext:value-type="float">
            <text:p>39</text:p>
          </table:table-cell>
          <table:table-cell office:value-type="float" office:value="79.615385" calcext:value-type="float">
            <text:p>79.615385</text:p>
          </table:table-cell>
          <table:table-cell office:value-type="string" calcext:value-type="string">
            <text:p><text:s/>ZIC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20" calcext:value-type="float">
            <text:p>120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<text:s/></text:p>
          </table:table-cell>
          <table:table-cell table:formula="of:=IF([.F150]&gt;[.J150];[.C150];[.G150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5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40" calcext:value-type="float">
            <text:p>140</text:p>
          </table:table-cell>
          <table:table-cell office:value-type="float" office:value="39" calcext:value-type="float">
            <text:p>39</text:p>
          </table:table-cell>
          <table:table-cell office:value-type="float" office:value="3.589744" calcext:value-type="float">
            <text:p>3.589744</text:p>
          </table:table-cell>
          <table:table-cell office:value-type="string" calcext:value-type="string">
            <text:p><text:s/>ZI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<text:s/></text:p>
          </table:table-cell>
          <table:table-cell table:formula="of:=IF([.F151]&gt;[.J151];[.C151];[.G151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5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222" calcext:value-type="float">
            <text:p>222</text:p>
          </table:table-cell>
          <table:table-cell office:value-type="float" office:value="39" calcext:value-type="float">
            <text:p>39</text:p>
          </table:table-cell>
          <table:table-cell office:value-type="float" office:value="5.692308" calcext:value-type="float">
            <text:p>5.692308</text:p>
          </table:table-cell>
          <table:table-cell office:value-type="string" calcext:value-type="string">
            <text:p><text:s/>ZI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<text:s/></text:p>
          </table:table-cell>
          <table:table-cell table:formula="of:=IF([.F152]&gt;[.J152];[.C152];[.G152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5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204" calcext:value-type="float">
            <text:p>204</text:p>
          </table:table-cell>
          <table:table-cell office:value-type="float" office:value="39" calcext:value-type="float">
            <text:p>39</text:p>
          </table:table-cell>
          <table:table-cell office:value-type="float" office:value="5.230769" calcext:value-type="float">
            <text:p>5.230769</text:p>
          </table:table-cell>
          <table:table-cell office:value-type="string" calcext:value-type="string">
            <text:p><text:s/>ZI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<text:s/></text:p>
          </table:table-cell>
          <table:table-cell table:formula="of:=IF([.F153]&gt;[.J153];[.C153];[.G153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5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554" calcext:value-type="float">
            <text:p>554</text:p>
          </table:table-cell>
          <table:table-cell office:value-type="float" office:value="39" calcext:value-type="float">
            <text:p>39</text:p>
          </table:table-cell>
          <table:table-cell office:value-type="float" office:value="14.205128" calcext:value-type="float">
            <text:p>14.205128</text:p>
          </table:table-cell>
          <table:table-cell office:value-type="string" calcext:value-type="string">
            <text:p><text:s/>ZI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<text:s/></text:p>
          </table:table-cell>
          <table:table-cell table:formula="of:=IF([.F154]&gt;[.J154];[.C154];[.G154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5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2528" calcext:value-type="float">
            <text:p>2528</text:p>
          </table:table-cell>
          <table:table-cell office:value-type="float" office:value="39" calcext:value-type="float">
            <text:p>39</text:p>
          </table:table-cell>
          <table:table-cell office:value-type="float" office:value="64.820513" calcext:value-type="float">
            <text:p>64.820513</text:p>
          </table:table-cell>
          <table:table-cell office:value-type="string" calcext:value-type="string">
            <text:p><text:s/>ZI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<text:s/></text:p>
          </table:table-cell>
          <table:table-cell table:formula="of:=IF([.F155]&gt;[.J155];[.C155];[.G155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5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2953" calcext:value-type="float">
            <text:p>2953</text:p>
          </table:table-cell>
          <table:table-cell office:value-type="float" office:value="39" calcext:value-type="float">
            <text:p>39</text:p>
          </table:table-cell>
          <table:table-cell office:value-type="float" office:value="75.717949" calcext:value-type="float">
            <text:p>75.717949</text:p>
          </table:table-cell>
          <table:table-cell office:value-type="string" calcext:value-type="string">
            <text:p><text:s/>ZIC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30" calcext:value-type="float">
            <text:p>130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<text:s/></text:p>
          </table:table-cell>
          <table:table-cell table:formula="of:=IF([.F156]&gt;[.J156];[.C156];[.G156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5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3109" calcext:value-type="float">
            <text:p>3109</text:p>
          </table:table-cell>
          <table:table-cell office:value-type="float" office:value="39" calcext:value-type="float">
            <text:p>39</text:p>
          </table:table-cell>
          <table:table-cell office:value-type="float" office:value="79.717949" calcext:value-type="float">
            <text:p>79.717949</text:p>
          </table:table-cell>
          <table:table-cell office:value-type="string" calcext:value-type="string">
            <text:p><text:s/>ZI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<text:s/></text:p>
          </table:table-cell>
          <table:table-cell table:formula="of:=IF([.F157]&gt;[.J157];[.C157];[.G157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5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2259" calcext:value-type="float">
            <text:p>2259</text:p>
          </table:table-cell>
          <table:table-cell office:value-type="float" office:value="39" calcext:value-type="float">
            <text:p>39</text:p>
          </table:table-cell>
          <table:table-cell office:value-type="float" office:value="57.923077" calcext:value-type="float">
            <text:p>57.923077</text:p>
          </table:table-cell>
          <table:table-cell office:value-type="string" calcext:value-type="string">
            <text:p><text:s/>ZI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<text:s/></text:p>
          </table:table-cell>
          <table:table-cell table:formula="of:=IF([.F158]&gt;[.J158];[.C158];[.G158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5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2975" calcext:value-type="float">
            <text:p>2975</text:p>
          </table:table-cell>
          <table:table-cell office:value-type="float" office:value="39" calcext:value-type="float">
            <text:p>39</text:p>
          </table:table-cell>
          <table:table-cell office:value-type="float" office:value="76.282051" calcext:value-type="float">
            <text:p>76.282051</text:p>
          </table:table-cell>
          <table:table-cell office:value-type="string" calcext:value-type="string">
            <text:p><text:s/>ZI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<text:s/></text:p>
          </table:table-cell>
          <table:table-cell table:formula="of:=IF([.F159]&gt;[.J159];[.C159];[.G159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5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201" calcext:value-type="float">
            <text:p>201</text:p>
          </table:table-cell>
          <table:table-cell office:value-type="float" office:value="39" calcext:value-type="float">
            <text:p>39</text:p>
          </table:table-cell>
          <table:table-cell office:value-type="float" office:value="5.153846" calcext:value-type="float">
            <text:p>5.153846</text:p>
          </table:table-cell>
          <table:table-cell office:value-type="string" calcext:value-type="string">
            <text:p><text:s/>ZI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<text:s/></text:p>
          </table:table-cell>
          <table:table-cell table:formula="of:=IF([.F160]&gt;[.J160];[.C160];[.G160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6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466" calcext:value-type="float">
            <text:p>466</text:p>
          </table:table-cell>
          <table:table-cell office:value-type="float" office:value="39" calcext:value-type="float">
            <text:p>39</text:p>
          </table:table-cell>
          <table:table-cell office:value-type="float" office:value="11.948718" calcext:value-type="float">
            <text:p>11.948718</text:p>
          </table:table-cell>
          <table:table-cell office:value-type="string" calcext:value-type="string">
            <text:p><text:s/>ZI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table:formula="of:=IF([.F161]&gt;[.J161];[.C161];[.G161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6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516" calcext:value-type="float">
            <text:p>516</text:p>
          </table:table-cell>
          <table:table-cell office:value-type="float" office:value="39" calcext:value-type="float">
            <text:p>39</text:p>
          </table:table-cell>
          <table:table-cell office:value-type="float" office:value="13.230769" calcext:value-type="float">
            <text:p>13.230769</text:p>
          </table:table-cell>
          <table:table-cell office:value-type="string" calcext:value-type="string">
            <text:p><text:s/>ZI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<text:s/></text:p>
          </table:table-cell>
          <table:table-cell table:formula="of:=IF([.F162]&gt;[.J162];[.C162];[.G162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6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2897" calcext:value-type="float">
            <text:p>2897</text:p>
          </table:table-cell>
          <table:table-cell office:value-type="float" office:value="39" calcext:value-type="float">
            <text:p>39</text:p>
          </table:table-cell>
          <table:table-cell office:value-type="float" office:value="74.282051" calcext:value-type="float">
            <text:p>74.282051</text:p>
          </table:table-cell>
          <table:table-cell office:value-type="string" calcext:value-type="string">
            <text:p><text:s/>ZIC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<text:s/></text:p>
          </table:table-cell>
          <table:table-cell table:formula="of:=IF([.F163]&gt;[.J163];[.C163];[.G163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6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3204" calcext:value-type="float">
            <text:p>3204</text:p>
          </table:table-cell>
          <table:table-cell office:value-type="float" office:value="39" calcext:value-type="float">
            <text:p>39</text:p>
          </table:table-cell>
          <table:table-cell office:value-type="float" office:value="82.153846" calcext:value-type="float">
            <text:p>82.153846</text:p>
          </table:table-cell>
          <table:table-cell office:value-type="string" calcext:value-type="string">
            <text:p><text:s/>ZIC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<text:s/></text:p>
          </table:table-cell>
          <table:table-cell table:formula="of:=IF([.F164]&gt;[.J164];[.C164];[.G164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6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13" calcext:value-type="float">
            <text:p>113</text:p>
          </table:table-cell>
          <table:table-cell office:value-type="float" office:value="39" calcext:value-type="float">
            <text:p>39</text:p>
          </table:table-cell>
          <table:table-cell office:value-type="float" office:value="2.897436" calcext:value-type="float">
            <text:p>2.897436</text:p>
          </table:table-cell>
          <table:table-cell office:value-type="string" calcext:value-type="string">
            <text:p><text:s/>ZI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<text:s/></text:p>
          </table:table-cell>
          <table:table-cell table:formula="of:=IF([.F165]&gt;[.J165];[.C165];[.G165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6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357" calcext:value-type="float">
            <text:p>357</text:p>
          </table:table-cell>
          <table:table-cell office:value-type="float" office:value="39" calcext:value-type="float">
            <text:p>39</text:p>
          </table:table-cell>
          <table:table-cell office:value-type="float" office:value="9.153846" calcext:value-type="float">
            <text:p>9.153846</text:p>
          </table:table-cell>
          <table:table-cell office:value-type="string" calcext:value-type="string">
            <text:p><text:s/>ZI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<text:s/></text:p>
          </table:table-cell>
          <table:table-cell table:formula="of:=IF([.F166]&gt;[.J166];[.C166];[.G166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6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2908" calcext:value-type="float">
            <text:p>2908</text:p>
          </table:table-cell>
          <table:table-cell office:value-type="float" office:value="39" calcext:value-type="float">
            <text:p>39</text:p>
          </table:table-cell>
          <table:table-cell office:value-type="float" office:value="74.564103" calcext:value-type="float">
            <text:p>74.564103</text:p>
          </table:table-cell>
          <table:table-cell office:value-type="string" calcext:value-type="string">
            <text:p><text:s/>ZIC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<text:s/></text:p>
          </table:table-cell>
          <table:table-cell table:formula="of:=IF([.F167]&gt;[.J167];[.C167];[.G167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6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3007" calcext:value-type="float">
            <text:p>3007</text:p>
          </table:table-cell>
          <table:table-cell office:value-type="float" office:value="39" calcext:value-type="float">
            <text:p>39</text:p>
          </table:table-cell>
          <table:table-cell office:value-type="float" office:value="77.102564" calcext:value-type="float">
            <text:p>77.102564</text:p>
          </table:table-cell>
          <table:table-cell office:value-type="string" calcext:value-type="string">
            <text:p><text:s/>ZIC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124" calcext:value-type="float">
            <text:p>124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<text:s/></text:p>
          </table:table-cell>
          <table:table-cell table:formula="of:=IF([.F168]&gt;[.J168];[.C168];[.G168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6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3162" calcext:value-type="float">
            <text:p>3162</text:p>
          </table:table-cell>
          <table:table-cell office:value-type="float" office:value="39" calcext:value-type="float">
            <text:p>39</text:p>
          </table:table-cell>
          <table:table-cell office:value-type="float" office:value="81.076923" calcext:value-type="float">
            <text:p>81.076923</text:p>
          </table:table-cell>
          <table:table-cell office:value-type="string" calcext:value-type="string">
            <text:p><text:s/>ZI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<text:s/></text:p>
          </table:table-cell>
          <table:table-cell table:formula="of:=IF([.F169]&gt;[.J169];[.C169];[.G169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6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3646" calcext:value-type="float">
            <text:p>3646</text:p>
          </table:table-cell>
          <table:table-cell office:value-type="float" office:value="39" calcext:value-type="float">
            <text:p>39</text:p>
          </table:table-cell>
          <table:table-cell office:value-type="float" office:value="93.487179" calcext:value-type="float">
            <text:p>93.487179</text:p>
          </table:table-cell>
          <table:table-cell office:value-type="string" calcext:value-type="string">
            <text:p><text:s/>ZIC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128" calcext:value-type="float">
            <text:p>128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<text:s/></text:p>
          </table:table-cell>
          <table:table-cell table:formula="of:=IF([.F170]&gt;[.J170];[.C170];[.G170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7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493" calcext:value-type="float">
            <text:p>493</text:p>
          </table:table-cell>
          <table:table-cell office:value-type="float" office:value="39" calcext:value-type="float">
            <text:p>39</text:p>
          </table:table-cell>
          <table:table-cell office:value-type="float" office:value="12.641026" calcext:value-type="float">
            <text:p>12.641026</text:p>
          </table:table-cell>
          <table:table-cell office:value-type="string" calcext:value-type="string">
            <text:p><text:s/>ZI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<text:s/></text:p>
          </table:table-cell>
          <table:table-cell table:formula="of:=IF([.F171]&gt;[.J171];[.C171];[.G171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7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22" calcext:value-type="float">
            <text:p>122</text:p>
          </table:table-cell>
          <table:table-cell office:value-type="float" office:value="39" calcext:value-type="float">
            <text:p>39</text:p>
          </table:table-cell>
          <table:table-cell office:value-type="float" office:value="3.128205" calcext:value-type="float">
            <text:p>3.128205</text:p>
          </table:table-cell>
          <table:table-cell office:value-type="string" calcext:value-type="string">
            <text:p><text:s/>ZI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<text:s/></text:p>
          </table:table-cell>
          <table:table-cell table:formula="of:=IF([.F172]&gt;[.J172];[.C172];[.G172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7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385" calcext:value-type="float">
            <text:p>385</text:p>
          </table:table-cell>
          <table:table-cell office:value-type="float" office:value="39" calcext:value-type="float">
            <text:p>39</text:p>
          </table:table-cell>
          <table:table-cell office:value-type="float" office:value="9.871795" calcext:value-type="float">
            <text:p>9.871795</text:p>
          </table:table-cell>
          <table:table-cell office:value-type="string" calcext:value-type="string">
            <text:p><text:s/>ZI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<text:s/></text:p>
          </table:table-cell>
          <table:table-cell table:formula="of:=IF([.F173]&gt;[.J173];[.C173];[.G173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7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406" calcext:value-type="float">
            <text:p>406</text:p>
          </table:table-cell>
          <table:table-cell office:value-type="float" office:value="39" calcext:value-type="float">
            <text:p>39</text:p>
          </table:table-cell>
          <table:table-cell office:value-type="float" office:value="10.410256" calcext:value-type="float">
            <text:p>10.410256</text:p>
          </table:table-cell>
          <table:table-cell office:value-type="string" calcext:value-type="string">
            <text:p><text:s/>ZI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<text:s/></text:p>
          </table:table-cell>
          <table:table-cell table:formula="of:=IF([.F174]&gt;[.J174];[.C174];[.G174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7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3036" calcext:value-type="float">
            <text:p>3036</text:p>
          </table:table-cell>
          <table:table-cell office:value-type="float" office:value="39" calcext:value-type="float">
            <text:p>39</text:p>
          </table:table-cell>
          <table:table-cell office:value-type="float" office:value="77.846154" calcext:value-type="float">
            <text:p>77.846154</text:p>
          </table:table-cell>
          <table:table-cell office:value-type="string" calcext:value-type="string">
            <text:p><text:s/>ZIC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<text:s/></text:p>
          </table:table-cell>
          <table:table-cell table:formula="of:=IF([.F175]&gt;[.J175];[.C175];[.G175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7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3242" calcext:value-type="float">
            <text:p>3242</text:p>
          </table:table-cell>
          <table:table-cell office:value-type="float" office:value="39" calcext:value-type="float">
            <text:p>39</text:p>
          </table:table-cell>
          <table:table-cell office:value-type="float" office:value="83.128205" calcext:value-type="float">
            <text:p>83.128205</text:p>
          </table:table-cell>
          <table:table-cell office:value-type="string" calcext:value-type="string">
            <text:p><text:s/>ZIC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2" calcext:value-type="float">
            <text:p>122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<text:s/></text:p>
          </table:table-cell>
          <table:table-cell table:formula="of:=IF([.F176]&gt;[.J176];[.C176];[.G176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7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417" calcext:value-type="float">
            <text:p>417</text:p>
          </table:table-cell>
          <table:table-cell office:value-type="float" office:value="39" calcext:value-type="float">
            <text:p>39</text:p>
          </table:table-cell>
          <table:table-cell office:value-type="float" office:value="10.692308" calcext:value-type="float">
            <text:p>10.692308</text:p>
          </table:table-cell>
          <table:table-cell office:value-type="string" calcext:value-type="string">
            <text:p><text:s/>ZI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<text:s/></text:p>
          </table:table-cell>
          <table:table-cell table:formula="of:=IF([.F177]&gt;[.J177];[.C177];[.G177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7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312" calcext:value-type="float">
            <text:p>312</text:p>
          </table:table-cell>
          <table:table-cell office:value-type="float" office:value="39" calcext:value-type="float">
            <text:p>3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ZI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<text:s/></text:p>
          </table:table-cell>
          <table:table-cell table:formula="of:=IF([.F178]&gt;[.J178];[.C178];[.G178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7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2902" calcext:value-type="float">
            <text:p>2902</text:p>
          </table:table-cell>
          <table:table-cell office:value-type="float" office:value="39" calcext:value-type="float">
            <text:p>39</text:p>
          </table:table-cell>
          <table:table-cell office:value-type="float" office:value="74.410256" calcext:value-type="float">
            <text:p>74.410256</text:p>
          </table:table-cell>
          <table:table-cell office:value-type="string" calcext:value-type="string">
            <text:p><text:s/>ZIC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126" calcext:value-type="float">
            <text:p>126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<text:s/></text:p>
          </table:table-cell>
          <table:table-cell table:formula="of:=IF([.F179]&gt;[.J179];[.C179];[.G179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7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2177" calcext:value-type="float">
            <text:p>2177</text:p>
          </table:table-cell>
          <table:table-cell office:value-type="float" office:value="39" calcext:value-type="float">
            <text:p>39</text:p>
          </table:table-cell>
          <table:table-cell office:value-type="float" office:value="55.820513" calcext:value-type="float">
            <text:p>55.820513</text:p>
          </table:table-cell>
          <table:table-cell office:value-type="string" calcext:value-type="string">
            <text:p><text:s/>ZI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<text:s/></text:p>
          </table:table-cell>
          <table:table-cell table:formula="of:=IF([.F180]&gt;[.J180];[.C180];[.G180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8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49" calcext:value-type="float">
            <text:p>149</text:p>
          </table:table-cell>
          <table:table-cell office:value-type="float" office:value="39" calcext:value-type="float">
            <text:p>39</text:p>
          </table:table-cell>
          <table:table-cell office:value-type="float" office:value="3.820513" calcext:value-type="float">
            <text:p>3.820513</text:p>
          </table:table-cell>
          <table:table-cell office:value-type="string" calcext:value-type="string">
            <text:p><text:s/>ZI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<text:s/></text:p>
          </table:table-cell>
          <table:table-cell table:formula="of:=IF([.F181]&gt;[.J181];[.C181];[.G181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8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2388" calcext:value-type="float">
            <text:p>2388</text:p>
          </table:table-cell>
          <table:table-cell office:value-type="float" office:value="39" calcext:value-type="float">
            <text:p>39</text:p>
          </table:table-cell>
          <table:table-cell office:value-type="float" office:value="61.230769" calcext:value-type="float">
            <text:p>61.230769</text:p>
          </table:table-cell>
          <table:table-cell office:value-type="string" calcext:value-type="string">
            <text:p><text:s/>ZIC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18" calcext:value-type="float">
            <text:p>118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<text:s/></text:p>
          </table:table-cell>
          <table:table-cell table:formula="of:=IF([.F182]&gt;[.J182];[.C182];[.G182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8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2869" calcext:value-type="float">
            <text:p>2869</text:p>
          </table:table-cell>
          <table:table-cell office:value-type="float" office:value="39" calcext:value-type="float">
            <text:p>39</text:p>
          </table:table-cell>
          <table:table-cell office:value-type="float" office:value="73.564103" calcext:value-type="float">
            <text:p>73.564103</text:p>
          </table:table-cell>
          <table:table-cell office:value-type="string" calcext:value-type="string">
            <text:p><text:s/>ZI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4" calcext:value-type="float">
            <text:p>134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<text:s/></text:p>
          </table:table-cell>
          <table:table-cell table:formula="of:=IF([.F183]&gt;[.J183];[.C183];[.G183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8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3479" calcext:value-type="float">
            <text:p>3479</text:p>
          </table:table-cell>
          <table:table-cell office:value-type="float" office:value="39" calcext:value-type="float">
            <text:p>39</text:p>
          </table:table-cell>
          <table:table-cell office:value-type="float" office:value="89.205128" calcext:value-type="float">
            <text:p>89.205128</text:p>
          </table:table-cell>
          <table:table-cell office:value-type="string" calcext:value-type="string">
            <text:p><text:s/>ZIC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0" calcext:value-type="float">
            <text:p>120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<text:s/></text:p>
          </table:table-cell>
          <table:table-cell table:formula="of:=IF([.F184]&gt;[.J184];[.C184];[.G184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8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416" calcext:value-type="float">
            <text:p>416</text:p>
          </table:table-cell>
          <table:table-cell office:value-type="float" office:value="39" calcext:value-type="float">
            <text:p>39</text:p>
          </table:table-cell>
          <table:table-cell office:value-type="float" office:value="10.666667" calcext:value-type="float">
            <text:p>10.666667</text:p>
          </table:table-cell>
          <table:table-cell office:value-type="string" calcext:value-type="string">
            <text:p><text:s/>ZI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<text:s/></text:p>
          </table:table-cell>
          <table:table-cell table:formula="of:=IF([.F185]&gt;[.J185];[.C185];[.G185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8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2690" calcext:value-type="float">
            <text:p>2690</text:p>
          </table:table-cell>
          <table:table-cell office:value-type="float" office:value="39" calcext:value-type="float">
            <text:p>39</text:p>
          </table:table-cell>
          <table:table-cell office:value-type="float" office:value="68.974359" calcext:value-type="float">
            <text:p>68.974359</text:p>
          </table:table-cell>
          <table:table-cell office:value-type="string" calcext:value-type="string">
            <text:p><text:s/>ZI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4" calcext:value-type="float">
            <text:p>124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<text:s/></text:p>
          </table:table-cell>
          <table:table-cell table:formula="of:=IF([.F186]&gt;[.J186];[.C186];[.G186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8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46" calcext:value-type="float">
            <text:p>146</text:p>
          </table:table-cell>
          <table:table-cell office:value-type="float" office:value="39" calcext:value-type="float">
            <text:p>39</text:p>
          </table:table-cell>
          <table:table-cell office:value-type="float" office:value="3.74359" calcext:value-type="float">
            <text:p>3.74359</text:p>
          </table:table-cell>
          <table:table-cell office:value-type="string" calcext:value-type="string">
            <text:p><text:s/>ZI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<text:s/></text:p>
          </table:table-cell>
          <table:table-cell table:formula="of:=IF([.F187]&gt;[.J187];[.C187];[.G187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8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2189" calcext:value-type="float">
            <text:p>2189</text:p>
          </table:table-cell>
          <table:table-cell office:value-type="float" office:value="39" calcext:value-type="float">
            <text:p>39</text:p>
          </table:table-cell>
          <table:table-cell office:value-type="float" office:value="56.128205" calcext:value-type="float">
            <text:p>56.128205</text:p>
          </table:table-cell>
          <table:table-cell office:value-type="string" calcext:value-type="string">
            <text:p><text:s/>ZIC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136" calcext:value-type="float">
            <text:p>136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<text:s/></text:p>
          </table:table-cell>
          <table:table-cell table:formula="of:=IF([.F188]&gt;[.J188];[.C188];[.G188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8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2989" calcext:value-type="float">
            <text:p>2989</text:p>
          </table:table-cell>
          <table:table-cell office:value-type="float" office:value="39" calcext:value-type="float">
            <text:p>39</text:p>
          </table:table-cell>
          <table:table-cell office:value-type="float" office:value="76.641026" calcext:value-type="float">
            <text:p>76.641026</text:p>
          </table:table-cell>
          <table:table-cell office:value-type="string" calcext:value-type="string">
            <text:p><text:s/>ZIC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122" calcext:value-type="float">
            <text:p>122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<text:s/></text:p>
          </table:table-cell>
          <table:table-cell table:formula="of:=IF([.F189]&gt;[.J189];[.C189];[.G189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8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399" calcext:value-type="float">
            <text:p>399</text:p>
          </table:table-cell>
          <table:table-cell office:value-type="float" office:value="39" calcext:value-type="float">
            <text:p>39</text:p>
          </table:table-cell>
          <table:table-cell office:value-type="float" office:value="10.230769" calcext:value-type="float">
            <text:p>10.230769</text:p>
          </table:table-cell>
          <table:table-cell office:value-type="string" calcext:value-type="string">
            <text:p><text:s/>ZI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<text:s/></text:p>
          </table:table-cell>
          <table:table-cell table:formula="of:=IF([.F190]&gt;[.J190];[.C190];[.G190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9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85" calcext:value-type="float">
            <text:p>185</text:p>
          </table:table-cell>
          <table:table-cell office:value-type="float" office:value="39" calcext:value-type="float">
            <text:p>39</text:p>
          </table:table-cell>
          <table:table-cell office:value-type="float" office:value="4.74359" calcext:value-type="float">
            <text:p>4.74359</text:p>
          </table:table-cell>
          <table:table-cell office:value-type="string" calcext:value-type="string">
            <text:p><text:s/>ZI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<text:s/></text:p>
          </table:table-cell>
          <table:table-cell table:formula="of:=IF([.F191]&gt;[.J191];[.C191];[.G191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9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office:value-type="float" office:value="5.333333" calcext:value-type="float">
            <text:p>5.333333</text:p>
          </table:table-cell>
          <table:table-cell office:value-type="string" calcext:value-type="string">
            <text:p><text:s/>ZI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<text:s/></text:p>
          </table:table-cell>
          <table:table-cell table:formula="of:=IF([.F192]&gt;[.J192];[.C192];[.G192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9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2541" calcext:value-type="float">
            <text:p>2541</text:p>
          </table:table-cell>
          <table:table-cell office:value-type="float" office:value="39" calcext:value-type="float">
            <text:p>39</text:p>
          </table:table-cell>
          <table:table-cell office:value-type="float" office:value="65.153846" calcext:value-type="float">
            <text:p>65.153846</text:p>
          </table:table-cell>
          <table:table-cell office:value-type="string" calcext:value-type="string">
            <text:p><text:s/>ZI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<text:s/></text:p>
          </table:table-cell>
          <table:table-cell table:formula="of:=IF([.F193]&gt;[.J193];[.C193];[.G193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9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432" calcext:value-type="float">
            <text:p>432</text:p>
          </table:table-cell>
          <table:table-cell office:value-type="float" office:value="39" calcext:value-type="float">
            <text:p>39</text:p>
          </table:table-cell>
          <table:table-cell office:value-type="float" office:value="11.076923" calcext:value-type="float">
            <text:p>11.076923</text:p>
          </table:table-cell>
          <table:table-cell office:value-type="string" calcext:value-type="string">
            <text:p><text:s/>ZI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<text:s/></text:p>
          </table:table-cell>
          <table:table-cell table:formula="of:=IF([.F194]&gt;[.J194];[.C194];[.G194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9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669" calcext:value-type="float">
            <text:p>669</text:p>
          </table:table-cell>
          <table:table-cell office:value-type="float" office:value="39" calcext:value-type="float">
            <text:p>39</text:p>
          </table:table-cell>
          <table:table-cell office:value-type="float" office:value="17.153846" calcext:value-type="float">
            <text:p>17.153846</text:p>
          </table:table-cell>
          <table:table-cell office:value-type="string" calcext:value-type="string">
            <text:p><text:s/>ZI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<text:s/></text:p>
          </table:table-cell>
          <table:table-cell table:formula="of:=IF([.F195]&gt;[.J195];[.C195];[.G195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9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527" calcext:value-type="float">
            <text:p>527</text:p>
          </table:table-cell>
          <table:table-cell office:value-type="float" office:value="39" calcext:value-type="float">
            <text:p>39</text:p>
          </table:table-cell>
          <table:table-cell office:value-type="float" office:value="13.512821" calcext:value-type="float">
            <text:p>13.512821</text:p>
          </table:table-cell>
          <table:table-cell office:value-type="string" calcext:value-type="string">
            <text:p><text:s/>ZI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<text:s/></text:p>
          </table:table-cell>
          <table:table-cell table:formula="of:=IF([.F196]&gt;[.J196];[.C196];[.G196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9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447" calcext:value-type="float">
            <text:p>447</text:p>
          </table:table-cell>
          <table:table-cell office:value-type="float" office:value="39" calcext:value-type="float">
            <text:p>39</text:p>
          </table:table-cell>
          <table:table-cell office:value-type="float" office:value="11.461538" calcext:value-type="float">
            <text:p>11.461538</text:p>
          </table:table-cell>
          <table:table-cell office:value-type="string" calcext:value-type="string">
            <text:p><text:s/>ZI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<text:s/></text:p>
          </table:table-cell>
          <table:table-cell table:formula="of:=IF([.F197]&gt;[.J197];[.C197];[.G197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9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431" calcext:value-type="float">
            <text:p>431</text:p>
          </table:table-cell>
          <table:table-cell office:value-type="float" office:value="39" calcext:value-type="float">
            <text:p>39</text:p>
          </table:table-cell>
          <table:table-cell office:value-type="float" office:value="11.051282" calcext:value-type="float">
            <text:p>11.051282</text:p>
          </table:table-cell>
          <table:table-cell office:value-type="string" calcext:value-type="string">
            <text:p><text:s/>ZI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<text:s/></text:p>
          </table:table-cell>
          <table:table-cell table:formula="of:=IF([.F198]&gt;[.J198];[.C198];[.G198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9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585" calcext:value-type="float">
            <text:p>585</text:p>
          </table:table-cell>
          <table:table-cell office:value-type="float" office:value="39" calcext:value-type="float">
            <text:p>3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s/>ZI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<text:s/></text:p>
          </table:table-cell>
          <table:table-cell table:formula="of:=IF([.F199]&gt;[.J199];[.C199];[.G199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9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3080" calcext:value-type="float">
            <text:p>3080</text:p>
          </table:table-cell>
          <table:table-cell office:value-type="float" office:value="39" calcext:value-type="float">
            <text:p>39</text:p>
          </table:table-cell>
          <table:table-cell office:value-type="float" office:value="78.974359" calcext:value-type="float">
            <text:p>78.974359</text:p>
          </table:table-cell>
          <table:table-cell office:value-type="string" calcext:value-type="string">
            <text:p><text:s/>ZI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<text:s/></text:p>
          </table:table-cell>
          <table:table-cell table:formula="of:=IF([.F200]&gt;[.J200];[.C200];[.G200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20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3578" calcext:value-type="float">
            <text:p>3578</text:p>
          </table:table-cell>
          <table:table-cell office:value-type="float" office:value="39" calcext:value-type="float">
            <text:p>39</text:p>
          </table:table-cell>
          <table:table-cell office:value-type="float" office:value="91.74359" calcext:value-type="float">
            <text:p>91.74359</text:p>
          </table:table-cell>
          <table:table-cell office:value-type="string" calcext:value-type="string">
            <text:p><text:s/>ZIC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1" calcext:value-type="float">
            <text:p>121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<text:s/></text:p>
          </table:table-cell>
          <table:table-cell table:formula="of:=IF([.F201]&gt;[.J201];[.C201];[.G201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20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680" calcext:value-type="float">
            <text:p>680</text:p>
          </table:table-cell>
          <table:table-cell office:value-type="float" office:value="39" calcext:value-type="float">
            <text:p>39</text:p>
          </table:table-cell>
          <table:table-cell office:value-type="float" office:value="17.435897" calcext:value-type="float">
            <text:p>17.435897</text:p>
          </table:table-cell>
          <table:table-cell office:value-type="string" calcext:value-type="string">
            <text:p><text:s/>ZI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<text:s/></text:p>
          </table:table-cell>
          <table:table-cell table:formula="of:=IF([.F202]&gt;[.J202];[.C202];[.G202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20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3244" calcext:value-type="float">
            <text:p>3244</text:p>
          </table:table-cell>
          <table:table-cell office:value-type="float" office:value="39" calcext:value-type="float">
            <text:p>39</text:p>
          </table:table-cell>
          <table:table-cell office:value-type="float" office:value="83.179487" calcext:value-type="float">
            <text:p>83.179487</text:p>
          </table:table-cell>
          <table:table-cell office:value-type="string" calcext:value-type="string">
            <text:p><text:s/>ZIC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14" calcext:value-type="float">
            <text:p>114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<text:s/></text:p>
          </table:table-cell>
          <table:table-cell table:formula="of:=IF([.F203]&gt;[.J203];[.C203];[.G203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20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3330" calcext:value-type="float">
            <text:p>3330</text:p>
          </table:table-cell>
          <table:table-cell office:value-type="float" office:value="39" calcext:value-type="float">
            <text:p>39</text:p>
          </table:table-cell>
          <table:table-cell office:value-type="float" office:value="85.384615" calcext:value-type="float">
            <text:p>85.384615</text:p>
          </table:table-cell>
          <table:table-cell office:value-type="string" calcext:value-type="string">
            <text:p><text:s/>ZI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2" calcext:value-type="float">
            <text:p>122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<text:s/></text:p>
          </table:table-cell>
          <table:table-cell table:formula="of:=IF([.F204]&gt;[.J204];[.C204];[.G204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20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473" calcext:value-type="float">
            <text:p>473</text:p>
          </table:table-cell>
          <table:table-cell office:value-type="float" office:value="39" calcext:value-type="float">
            <text:p>39</text:p>
          </table:table-cell>
          <table:table-cell office:value-type="float" office:value="12.128205" calcext:value-type="float">
            <text:p>12.128205</text:p>
          </table:table-cell>
          <table:table-cell office:value-type="string" calcext:value-type="string">
            <text:p><text:s/>ZI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<text:s/></text:p>
          </table:table-cell>
          <table:table-cell table:formula="of:=IF([.F205]&gt;[.J205];[.C205];[.G205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20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3093" calcext:value-type="float">
            <text:p>3093</text:p>
          </table:table-cell>
          <table:table-cell office:value-type="float" office:value="39" calcext:value-type="float">
            <text:p>39</text:p>
          </table:table-cell>
          <table:table-cell office:value-type="float" office:value="79.307692" calcext:value-type="float">
            <text:p>79.307692</text:p>
          </table:table-cell>
          <table:table-cell office:value-type="string" calcext:value-type="string">
            <text:p><text:s/>ZI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<text:s/></text:p>
          </table:table-cell>
          <table:table-cell table:formula="of:=IF([.F206]&gt;[.J206];[.C206];[.G206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20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3209" calcext:value-type="float">
            <text:p>3209</text:p>
          </table:table-cell>
          <table:table-cell office:value-type="float" office:value="39" calcext:value-type="float">
            <text:p>39</text:p>
          </table:table-cell>
          <table:table-cell office:value-type="float" office:value="82.282051" calcext:value-type="float">
            <text:p>82.282051</text:p>
          </table:table-cell>
          <table:table-cell office:value-type="string" calcext:value-type="string">
            <text:p><text:s/>ZI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<text:s/></text:p>
          </table:table-cell>
          <table:table-cell table:formula="of:=IF([.F207]&gt;[.J207];[.C207];[.G207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20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45" calcext:value-type="float">
            <text:p>145</text:p>
          </table:table-cell>
          <table:table-cell office:value-type="float" office:value="39" calcext:value-type="float">
            <text:p>39</text:p>
          </table:table-cell>
          <table:table-cell office:value-type="float" office:value="3.717949" calcext:value-type="float">
            <text:p>3.717949</text:p>
          </table:table-cell>
          <table:table-cell office:value-type="string" calcext:value-type="string">
            <text:p><text:s/>ZI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<text:s/></text:p>
          </table:table-cell>
          <table:table-cell table:formula="of:=IF([.F208]&gt;[.J208];[.C208];[.G208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20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579" calcext:value-type="float">
            <text:p>579</text:p>
          </table:table-cell>
          <table:table-cell office:value-type="float" office:value="39" calcext:value-type="float">
            <text:p>39</text:p>
          </table:table-cell>
          <table:table-cell office:value-type="float" office:value="14.846154" calcext:value-type="float">
            <text:p>14.846154</text:p>
          </table:table-cell>
          <table:table-cell office:value-type="string" calcext:value-type="string">
            <text:p><text:s/>ZI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table:formula="of:=IF([.F209]&gt;[.J209];[.C209];[.G209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20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2713" calcext:value-type="float">
            <text:p>2713</text:p>
          </table:table-cell>
          <table:table-cell office:value-type="float" office:value="39" calcext:value-type="float">
            <text:p>39</text:p>
          </table:table-cell>
          <table:table-cell office:value-type="float" office:value="69.564103" calcext:value-type="float">
            <text:p>69.564103</text:p>
          </table:table-cell>
          <table:table-cell office:value-type="string" calcext:value-type="string">
            <text:p><text:s/>ZI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<text:s/></text:p>
          </table:table-cell>
          <table:table-cell table:formula="of:=IF([.F210]&gt;[.J210];[.C210];[.G210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21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3430" calcext:value-type="float">
            <text:p>3430</text:p>
          </table:table-cell>
          <table:table-cell office:value-type="float" office:value="39" calcext:value-type="float">
            <text:p>39</text:p>
          </table:table-cell>
          <table:table-cell office:value-type="float" office:value="87.948718" calcext:value-type="float">
            <text:p>87.948718</text:p>
          </table:table-cell>
          <table:table-cell office:value-type="string" calcext:value-type="string">
            <text:p><text:s/>ZI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2" calcext:value-type="float">
            <text:p>122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<text:s/></text:p>
          </table:table-cell>
          <table:table-cell table:formula="of:=IF([.F211]&gt;[.J211];[.C211];[.G211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21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30" calcext:value-type="float">
            <text:p>130</text:p>
          </table:table-cell>
          <table:table-cell office:value-type="float" office:value="39" calcext:value-type="float">
            <text:p>39</text:p>
          </table:table-cell>
          <table:table-cell office:value-type="float" office:value="3.333333" calcext:value-type="float">
            <text:p>3.333333</text:p>
          </table:table-cell>
          <table:table-cell office:value-type="string" calcext:value-type="string">
            <text:p><text:s/>ZI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<text:s/></text:p>
          </table:table-cell>
          <table:table-cell table:formula="of:=IF([.F212]&gt;[.J212];[.C212];[.G212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21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445" calcext:value-type="float">
            <text:p>445</text:p>
          </table:table-cell>
          <table:table-cell office:value-type="float" office:value="39" calcext:value-type="float">
            <text:p>39</text:p>
          </table:table-cell>
          <table:table-cell office:value-type="float" office:value="11.410256" calcext:value-type="float">
            <text:p>11.410256</text:p>
          </table:table-cell>
          <table:table-cell office:value-type="string" calcext:value-type="string">
            <text:p><text:s/>ZI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<text:s/></text:p>
          </table:table-cell>
          <table:table-cell table:formula="of:=IF([.F213]&gt;[.J213];[.C213];[.G213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21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401" calcext:value-type="float">
            <text:p>401</text:p>
          </table:table-cell>
          <table:table-cell office:value-type="float" office:value="39" calcext:value-type="float">
            <text:p>39</text:p>
          </table:table-cell>
          <table:table-cell office:value-type="float" office:value="10.282051" calcext:value-type="float">
            <text:p>10.282051</text:p>
          </table:table-cell>
          <table:table-cell office:value-type="string" calcext:value-type="string">
            <text:p><text:s/>ZI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<text:s/></text:p>
          </table:table-cell>
          <table:table-cell table:formula="of:=IF([.F214]&gt;[.J214];[.C214];[.G214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21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3689" calcext:value-type="float">
            <text:p>3689</text:p>
          </table:table-cell>
          <table:table-cell office:value-type="float" office:value="39" calcext:value-type="float">
            <text:p>39</text:p>
          </table:table-cell>
          <table:table-cell office:value-type="float" office:value="94.589744" calcext:value-type="float">
            <text:p>94.589744</text:p>
          </table:table-cell>
          <table:table-cell office:value-type="string" calcext:value-type="string">
            <text:p><text:s/>ZIC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20" calcext:value-type="float">
            <text:p>120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<text:s/></text:p>
          </table:table-cell>
          <table:table-cell table:formula="of:=IF([.F215]&gt;[.J215];[.C215];[.G215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21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70" calcext:value-type="float">
            <text:p>70</text:p>
          </table:table-cell>
          <table:table-cell office:value-type="float" office:value="39" calcext:value-type="float">
            <text:p>39</text:p>
          </table:table-cell>
          <table:table-cell office:value-type="float" office:value="1.794872" calcext:value-type="float">
            <text:p>1.794872</text:p>
          </table:table-cell>
          <table:table-cell office:value-type="string" calcext:value-type="string">
            <text:p><text:s/>ZI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<text:s/></text:p>
          </table:table-cell>
          <table:table-cell table:formula="of:=IF([.F216]&gt;[.J216];[.C216];[.G216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21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33" calcext:value-type="float">
            <text:p>133</text:p>
          </table:table-cell>
          <table:table-cell office:value-type="float" office:value="39" calcext:value-type="float">
            <text:p>39</text:p>
          </table:table-cell>
          <table:table-cell office:value-type="float" office:value="3.410256" calcext:value-type="float">
            <text:p>3.410256</text:p>
          </table:table-cell>
          <table:table-cell office:value-type="string" calcext:value-type="string">
            <text:p><text:s/>ZI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<text:s/></text:p>
          </table:table-cell>
          <table:table-cell table:formula="of:=IF([.F217]&gt;[.J217];[.C217];[.G217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21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19" calcext:value-type="float">
            <text:p>119</text:p>
          </table:table-cell>
          <table:table-cell office:value-type="float" office:value="39" calcext:value-type="float">
            <text:p>39</text:p>
          </table:table-cell>
          <table:table-cell office:value-type="float" office:value="3.051282" calcext:value-type="float">
            <text:p>3.051282</text:p>
          </table:table-cell>
          <table:table-cell office:value-type="string" calcext:value-type="string">
            <text:p><text:s/>ZI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<text:s/></text:p>
          </table:table-cell>
          <table:table-cell table:formula="of:=IF([.F218]&gt;[.J218];[.C218];[.G218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21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2947" calcext:value-type="float">
            <text:p>2947</text:p>
          </table:table-cell>
          <table:table-cell office:value-type="float" office:value="39" calcext:value-type="float">
            <text:p>39</text:p>
          </table:table-cell>
          <table:table-cell office:value-type="float" office:value="75.564103" calcext:value-type="float">
            <text:p>75.564103</text:p>
          </table:table-cell>
          <table:table-cell office:value-type="string" calcext:value-type="string">
            <text:p><text:s/>ZIC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6" calcext:value-type="float">
            <text:p>126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<text:s/></text:p>
          </table:table-cell>
          <table:table-cell table:formula="of:=IF([.F219]&gt;[.J219];[.C219];[.G219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21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3288" calcext:value-type="float">
            <text:p>3288</text:p>
          </table:table-cell>
          <table:table-cell office:value-type="float" office:value="39" calcext:value-type="float">
            <text:p>39</text:p>
          </table:table-cell>
          <table:table-cell office:value-type="float" office:value="84.307692" calcext:value-type="float">
            <text:p>84.307692</text:p>
          </table:table-cell>
          <table:table-cell office:value-type="string" calcext:value-type="string">
            <text:p><text:s/>ZI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<text:s/></text:p>
          </table:table-cell>
          <table:table-cell table:formula="of:=IF([.F220]&gt;[.J220];[.C220];[.G220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22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241" calcext:value-type="float">
            <text:p>241</text:p>
          </table:table-cell>
          <table:table-cell office:value-type="float" office:value="39" calcext:value-type="float">
            <text:p>39</text:p>
          </table:table-cell>
          <table:table-cell office:value-type="float" office:value="6.179487" calcext:value-type="float">
            <text:p>6.179487</text:p>
          </table:table-cell>
          <table:table-cell office:value-type="string" calcext:value-type="string">
            <text:p><text:s/>ZI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<text:s/></text:p>
          </table:table-cell>
          <table:table-cell table:formula="of:=IF([.F221]&gt;[.J221];[.C221];[.G221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22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3076" calcext:value-type="float">
            <text:p>3076</text:p>
          </table:table-cell>
          <table:table-cell office:value-type="float" office:value="39" calcext:value-type="float">
            <text:p>39</text:p>
          </table:table-cell>
          <table:table-cell office:value-type="float" office:value="78.871795" calcext:value-type="float">
            <text:p>78.871795</text:p>
          </table:table-cell>
          <table:table-cell office:value-type="string" calcext:value-type="string">
            <text:p><text:s/>ZIC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120" calcext:value-type="float">
            <text:p>120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<text:s/></text:p>
          </table:table-cell>
          <table:table-cell table:formula="of:=IF([.F222]&gt;[.J222];[.C222];[.G222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22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328" calcext:value-type="float">
            <text:p>328</text:p>
          </table:table-cell>
          <table:table-cell office:value-type="float" office:value="39" calcext:value-type="float">
            <text:p>39</text:p>
          </table:table-cell>
          <table:table-cell office:value-type="float" office:value="8.410256" calcext:value-type="float">
            <text:p>8.410256</text:p>
          </table:table-cell>
          <table:table-cell office:value-type="string" calcext:value-type="string">
            <text:p><text:s/>ZI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<text:s/></text:p>
          </table:table-cell>
          <table:table-cell table:formula="of:=IF([.F223]&gt;[.J223];[.C223];[.G223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22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228" calcext:value-type="float">
            <text:p>228</text:p>
          </table:table-cell>
          <table:table-cell office:value-type="float" office:value="39" calcext:value-type="float">
            <text:p>39</text:p>
          </table:table-cell>
          <table:table-cell office:value-type="float" office:value="5.846154" calcext:value-type="float">
            <text:p>5.846154</text:p>
          </table:table-cell>
          <table:table-cell office:value-type="string" calcext:value-type="string">
            <text:p><text:s/>ZI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<text:s/></text:p>
          </table:table-cell>
          <table:table-cell table:formula="of:=IF([.F224]&gt;[.J224];[.C224];[.G224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22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99" calcext:value-type="float">
            <text:p>199</text:p>
          </table:table-cell>
          <table:table-cell office:value-type="float" office:value="39" calcext:value-type="float">
            <text:p>39</text:p>
          </table:table-cell>
          <table:table-cell office:value-type="float" office:value="5.102564" calcext:value-type="float">
            <text:p>5.102564</text:p>
          </table:table-cell>
          <table:table-cell office:value-type="string" calcext:value-type="string">
            <text:p><text:s/>ZI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<text:s/></text:p>
          </table:table-cell>
          <table:table-cell table:formula="of:=IF([.F225]&gt;[.J225];[.C225];[.G225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22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3670" calcext:value-type="float">
            <text:p>3670</text:p>
          </table:table-cell>
          <table:table-cell office:value-type="float" office:value="39" calcext:value-type="float">
            <text:p>39</text:p>
          </table:table-cell>
          <table:table-cell office:value-type="float" office:value="94.102564" calcext:value-type="float">
            <text:p>94.102564</text:p>
          </table:table-cell>
          <table:table-cell office:value-type="string" calcext:value-type="string">
            <text:p><text:s/>ZIC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24" calcext:value-type="float">
            <text:p>124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<text:s/></text:p>
          </table:table-cell>
          <table:table-cell table:formula="of:=IF([.F226]&gt;[.J226];[.C226];[.G226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22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00" calcext:value-type="float">
            <text:p>100</text:p>
          </table:table-cell>
          <table:table-cell office:value-type="float" office:value="39" calcext:value-type="float">
            <text:p>39</text:p>
          </table:table-cell>
          <table:table-cell office:value-type="float" office:value="2.564103" calcext:value-type="float">
            <text:p>2.564103</text:p>
          </table:table-cell>
          <table:table-cell office:value-type="string" calcext:value-type="string">
            <text:p><text:s/>ZI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<text:s/></text:p>
          </table:table-cell>
          <table:table-cell table:formula="of:=IF([.F227]&gt;[.J227];[.C227];[.G227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22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2579" calcext:value-type="float">
            <text:p>2579</text:p>
          </table:table-cell>
          <table:table-cell office:value-type="float" office:value="39" calcext:value-type="float">
            <text:p>39</text:p>
          </table:table-cell>
          <table:table-cell office:value-type="float" office:value="66.128205" calcext:value-type="float">
            <text:p>66.128205</text:p>
          </table:table-cell>
          <table:table-cell office:value-type="string" calcext:value-type="string">
            <text:p><text:s/>ZIC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22" calcext:value-type="float">
            <text:p>122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<text:s/></text:p>
          </table:table-cell>
          <table:table-cell table:formula="of:=IF([.F228]&gt;[.J228];[.C228];[.G228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22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204" calcext:value-type="float">
            <text:p>204</text:p>
          </table:table-cell>
          <table:table-cell office:value-type="float" office:value="39" calcext:value-type="float">
            <text:p>39</text:p>
          </table:table-cell>
          <table:table-cell office:value-type="float" office:value="5.230769" calcext:value-type="float">
            <text:p>5.230769</text:p>
          </table:table-cell>
          <table:table-cell office:value-type="string" calcext:value-type="string">
            <text:p><text:s/>ZI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<text:s/></text:p>
          </table:table-cell>
          <table:table-cell table:formula="of:=IF([.F229]&gt;[.J229];[.C229];[.G229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22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372" calcext:value-type="float">
            <text:p>372</text:p>
          </table:table-cell>
          <table:table-cell office:value-type="float" office:value="39" calcext:value-type="float">
            <text:p>39</text:p>
          </table:table-cell>
          <table:table-cell office:value-type="float" office:value="9.538462" calcext:value-type="float">
            <text:p>9.538462</text:p>
          </table:table-cell>
          <table:table-cell office:value-type="string" calcext:value-type="string">
            <text:p><text:s/>ZI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table:formula="of:=IF([.F230]&gt;[.J230];[.C230];[.G230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23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495" calcext:value-type="float">
            <text:p>495</text:p>
          </table:table-cell>
          <table:table-cell office:value-type="float" office:value="39" calcext:value-type="float">
            <text:p>39</text:p>
          </table:table-cell>
          <table:table-cell office:value-type="float" office:value="12.692308" calcext:value-type="float">
            <text:p>12.692308</text:p>
          </table:table-cell>
          <table:table-cell office:value-type="string" calcext:value-type="string">
            <text:p><text:s/>ZI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<text:s/></text:p>
          </table:table-cell>
          <table:table-cell table:formula="of:=IF([.F231]&gt;[.J231];[.C231];[.G231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23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2696" calcext:value-type="float">
            <text:p>2696</text:p>
          </table:table-cell>
          <table:table-cell office:value-type="float" office:value="39" calcext:value-type="float">
            <text:p>39</text:p>
          </table:table-cell>
          <table:table-cell office:value-type="float" office:value="69.128205" calcext:value-type="float">
            <text:p>69.128205</text:p>
          </table:table-cell>
          <table:table-cell office:value-type="string" calcext:value-type="string">
            <text:p><text:s/>ZIC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130" calcext:value-type="float">
            <text:p>130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<text:s/></text:p>
          </table:table-cell>
          <table:table-cell table:formula="of:=IF([.F232]&gt;[.J232];[.C232];[.G232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23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423" calcext:value-type="float">
            <text:p>423</text:p>
          </table:table-cell>
          <table:table-cell office:value-type="float" office:value="39" calcext:value-type="float">
            <text:p>39</text:p>
          </table:table-cell>
          <table:table-cell office:value-type="float" office:value="10.846154" calcext:value-type="float">
            <text:p>10.846154</text:p>
          </table:table-cell>
          <table:table-cell office:value-type="string" calcext:value-type="string">
            <text:p><text:s/>ZI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table:formula="of:=IF([.F233]&gt;[.J233];[.C233];[.G233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23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3049" calcext:value-type="float">
            <text:p>3049</text:p>
          </table:table-cell>
          <table:table-cell office:value-type="float" office:value="39" calcext:value-type="float">
            <text:p>39</text:p>
          </table:table-cell>
          <table:table-cell office:value-type="float" office:value="78.179487" calcext:value-type="float">
            <text:p>78.179487</text:p>
          </table:table-cell>
          <table:table-cell office:value-type="string" calcext:value-type="string">
            <text:p><text:s/>ZIC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24" calcext:value-type="float">
            <text:p>124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<text:s/></text:p>
          </table:table-cell>
          <table:table-cell table:formula="of:=IF([.F234]&gt;[.J234];[.C234];[.G234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23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436" calcext:value-type="float">
            <text:p>436</text:p>
          </table:table-cell>
          <table:table-cell office:value-type="float" office:value="39" calcext:value-type="float">
            <text:p>39</text:p>
          </table:table-cell>
          <table:table-cell office:value-type="float" office:value="11.179487" calcext:value-type="float">
            <text:p>11.179487</text:p>
          </table:table-cell>
          <table:table-cell office:value-type="string" calcext:value-type="string">
            <text:p><text:s/>ZI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<text:s/></text:p>
          </table:table-cell>
          <table:table-cell table:formula="of:=IF([.F235]&gt;[.J235];[.C235];[.G235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23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94" calcext:value-type="float">
            <text:p>194</text:p>
          </table:table-cell>
          <table:table-cell office:value-type="float" office:value="39" calcext:value-type="float">
            <text:p>39</text:p>
          </table:table-cell>
          <table:table-cell office:value-type="float" office:value="4.974359" calcext:value-type="float">
            <text:p>4.974359</text:p>
          </table:table-cell>
          <table:table-cell office:value-type="string" calcext:value-type="string">
            <text:p><text:s/>ZI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<text:s/></text:p>
          </table:table-cell>
          <table:table-cell table:formula="of:=IF([.F236]&gt;[.J236];[.C236];[.G236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23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2944" calcext:value-type="float">
            <text:p>2944</text:p>
          </table:table-cell>
          <table:table-cell office:value-type="float" office:value="39" calcext:value-type="float">
            <text:p>39</text:p>
          </table:table-cell>
          <table:table-cell office:value-type="float" office:value="75.487179" calcext:value-type="float">
            <text:p>75.487179</text:p>
          </table:table-cell>
          <table:table-cell office:value-type="string" calcext:value-type="string">
            <text:p><text:s/>ZI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<text:s/></text:p>
          </table:table-cell>
          <table:table-cell table:formula="of:=IF([.F237]&gt;[.J237];[.C237];[.G237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23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432" calcext:value-type="float">
            <text:p>432</text:p>
          </table:table-cell>
          <table:table-cell office:value-type="float" office:value="39" calcext:value-type="float">
            <text:p>39</text:p>
          </table:table-cell>
          <table:table-cell office:value-type="float" office:value="11.076923" calcext:value-type="float">
            <text:p>11.076923</text:p>
          </table:table-cell>
          <table:table-cell office:value-type="string" calcext:value-type="string">
            <text:p><text:s/>ZI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<text:s/></text:p>
          </table:table-cell>
          <table:table-cell table:formula="of:=IF([.F238]&gt;[.J238];[.C238];[.G238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23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712" calcext:value-type="float">
            <text:p>712</text:p>
          </table:table-cell>
          <table:table-cell office:value-type="float" office:value="39" calcext:value-type="float">
            <text:p>39</text:p>
          </table:table-cell>
          <table:table-cell office:value-type="float" office:value="18.25641" calcext:value-type="float">
            <text:p>18.25641</text:p>
          </table:table-cell>
          <table:table-cell office:value-type="string" calcext:value-type="string">
            <text:p><text:s/>ZI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table:formula="of:=IF([.F239]&gt;[.J239];[.C239];[.G239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23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24" calcext:value-type="float">
            <text:p>124</text:p>
          </table:table-cell>
          <table:table-cell office:value-type="float" office:value="39" calcext:value-type="float">
            <text:p>39</text:p>
          </table:table-cell>
          <table:table-cell office:value-type="float" office:value="3.179487" calcext:value-type="float">
            <text:p>3.179487</text:p>
          </table:table-cell>
          <table:table-cell office:value-type="string" calcext:value-type="string">
            <text:p><text:s/>ZI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<text:s/></text:p>
          </table:table-cell>
          <table:table-cell table:formula="of:=IF([.F240]&gt;[.J240];[.C240];[.G240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24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91" calcext:value-type="float">
            <text:p>191</text:p>
          </table:table-cell>
          <table:table-cell office:value-type="float" office:value="39" calcext:value-type="float">
            <text:p>39</text:p>
          </table:table-cell>
          <table:table-cell office:value-type="float" office:value="4.897436" calcext:value-type="float">
            <text:p>4.897436</text:p>
          </table:table-cell>
          <table:table-cell office:value-type="string" calcext:value-type="string">
            <text:p><text:s/>ZI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<text:s/></text:p>
          </table:table-cell>
          <table:table-cell table:formula="of:=IF([.F241]&gt;[.J241];[.C241];[.G241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24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271" calcext:value-type="float">
            <text:p>271</text:p>
          </table:table-cell>
          <table:table-cell office:value-type="float" office:value="39" calcext:value-type="float">
            <text:p>39</text:p>
          </table:table-cell>
          <table:table-cell office:value-type="float" office:value="6.948718" calcext:value-type="float">
            <text:p>6.948718</text:p>
          </table:table-cell>
          <table:table-cell office:value-type="string" calcext:value-type="string">
            <text:p><text:s/>ZI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<text:s/></text:p>
          </table:table-cell>
          <table:table-cell table:formula="of:=IF([.F242]&gt;[.J242];[.C242];[.G242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24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437" calcext:value-type="float">
            <text:p>437</text:p>
          </table:table-cell>
          <table:table-cell office:value-type="float" office:value="39" calcext:value-type="float">
            <text:p>39</text:p>
          </table:table-cell>
          <table:table-cell office:value-type="float" office:value="11.205128" calcext:value-type="float">
            <text:p>11.205128</text:p>
          </table:table-cell>
          <table:table-cell office:value-type="string" calcext:value-type="string">
            <text:p><text:s/>ZI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<text:s/></text:p>
          </table:table-cell>
          <table:table-cell table:formula="of:=IF([.F243]&gt;[.J243];[.C243];[.G243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24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3482" calcext:value-type="float">
            <text:p>3482</text:p>
          </table:table-cell>
          <table:table-cell office:value-type="float" office:value="39" calcext:value-type="float">
            <text:p>39</text:p>
          </table:table-cell>
          <table:table-cell office:value-type="float" office:value="89.282051" calcext:value-type="float">
            <text:p>89.282051</text:p>
          </table:table-cell>
          <table:table-cell office:value-type="string" calcext:value-type="string">
            <text:p><text:s/>ZIC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117" calcext:value-type="float">
            <text:p>11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<text:s/></text:p>
          </table:table-cell>
          <table:table-cell table:formula="of:=IF([.F244]&gt;[.J244];[.C244];[.G244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24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3657" calcext:value-type="float">
            <text:p>3657</text:p>
          </table:table-cell>
          <table:table-cell office:value-type="float" office:value="39" calcext:value-type="float">
            <text:p>39</text:p>
          </table:table-cell>
          <table:table-cell office:value-type="float" office:value="93.769231" calcext:value-type="float">
            <text:p>93.769231</text:p>
          </table:table-cell>
          <table:table-cell office:value-type="string" calcext:value-type="string">
            <text:p><text:s/>ZI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<text:s/></text:p>
          </table:table-cell>
          <table:table-cell table:formula="of:=IF([.F245]&gt;[.J245];[.C245];[.G245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24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263" calcext:value-type="float">
            <text:p>263</text:p>
          </table:table-cell>
          <table:table-cell office:value-type="float" office:value="39" calcext:value-type="float">
            <text:p>39</text:p>
          </table:table-cell>
          <table:table-cell office:value-type="float" office:value="6.74359" calcext:value-type="float">
            <text:p>6.74359</text:p>
          </table:table-cell>
          <table:table-cell office:value-type="string" calcext:value-type="string">
            <text:p><text:s/>ZI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<text:s/></text:p>
          </table:table-cell>
          <table:table-cell table:formula="of:=IF([.F246]&gt;[.J246];[.C246];[.G246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24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229" calcext:value-type="float">
            <text:p>229</text:p>
          </table:table-cell>
          <table:table-cell office:value-type="float" office:value="39" calcext:value-type="float">
            <text:p>39</text:p>
          </table:table-cell>
          <table:table-cell office:value-type="float" office:value="5.871795" calcext:value-type="float">
            <text:p>5.871795</text:p>
          </table:table-cell>
          <table:table-cell office:value-type="string" calcext:value-type="string">
            <text:p><text:s/>ZI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<text:s/></text:p>
          </table:table-cell>
          <table:table-cell table:formula="of:=IF([.F247]&gt;[.J247];[.C247];[.G247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24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242" calcext:value-type="float">
            <text:p>242</text:p>
          </table:table-cell>
          <table:table-cell office:value-type="float" office:value="39" calcext:value-type="float">
            <text:p>39</text:p>
          </table:table-cell>
          <table:table-cell office:value-type="float" office:value="6.205128" calcext:value-type="float">
            <text:p>6.205128</text:p>
          </table:table-cell>
          <table:table-cell office:value-type="string" calcext:value-type="string">
            <text:p><text:s/>ZI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<text:s/></text:p>
          </table:table-cell>
          <table:table-cell table:formula="of:=IF([.F248]&gt;[.J248];[.C248];[.G248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24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2632" calcext:value-type="float">
            <text:p>2632</text:p>
          </table:table-cell>
          <table:table-cell office:value-type="float" office:value="39" calcext:value-type="float">
            <text:p>39</text:p>
          </table:table-cell>
          <table:table-cell office:value-type="float" office:value="67.487179" calcext:value-type="float">
            <text:p>67.487179</text:p>
          </table:table-cell>
          <table:table-cell office:value-type="string" calcext:value-type="string">
            <text:p><text:s/>ZI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<text:s/></text:p>
          </table:table-cell>
          <table:table-cell table:formula="of:=IF([.F249]&gt;[.J249];[.C249];[.G249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24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2892" calcext:value-type="float">
            <text:p>2892</text:p>
          </table:table-cell>
          <table:table-cell office:value-type="float" office:value="39" calcext:value-type="float">
            <text:p>39</text:p>
          </table:table-cell>
          <table:table-cell office:value-type="float" office:value="74.153846" calcext:value-type="float">
            <text:p>74.153846</text:p>
          </table:table-cell>
          <table:table-cell office:value-type="string" calcext:value-type="string">
            <text:p><text:s/>ZI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<text:s/></text:p>
          </table:table-cell>
          <table:table-cell table:formula="of:=IF([.F250]&gt;[.J250];[.C250];[.G250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25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465" calcext:value-type="float">
            <text:p>465</text:p>
          </table:table-cell>
          <table:table-cell office:value-type="float" office:value="39" calcext:value-type="float">
            <text:p>39</text:p>
          </table:table-cell>
          <table:table-cell office:value-type="float" office:value="11.923077" calcext:value-type="float">
            <text:p>11.923077</text:p>
          </table:table-cell>
          <table:table-cell office:value-type="string" calcext:value-type="string">
            <text:p><text:s/>ZI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<text:s/></text:p>
          </table:table-cell>
          <table:table-cell table:formula="of:=IF([.F251]&gt;[.J251];[.C251];[.G251])" office:value-type="string" office:string-value=" GDX" calcext:value-type="string">
            <text:p><text:s/>GDX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vg avg:</text:p>
          </table:table-cell>
          <table:table-cell table:formula="of:=AVERAGE([.F2:.F251])" office:value-type="float" office:value="40.404307696" calcext:value-type="float">
            <text:p>40.404307696</text:p>
          </table:table-cell>
          <table:table-cell table:number-columns-repeated="2"/>
          <table:table-cell office:value-type="string" calcext:value-type="string">
            <text:p>Avg avg:</text:p>
          </table:table-cell>
          <table:table-cell table:formula="of:=AVERAGE([.J2:.J251])" office:value-type="float" office:value="3.896" calcext:value-type="float">
            <text:p>3.896</text:p>
          </table:table-cell>
          <table:table-cell table:number-columns-repeated="4"/>
        </table:table-row>
        <table:table-row table:style-name="ro1">
          <table:table-cell table:number-columns-repeated="13"/>
          <table:table-cell table:style-name="Default"/>
        </table:table-row>
        <table:table-row table:style-name="ro1">
          <table:table-cell table:number-columns-repeated="11"/>
          <table:table-cell table:style-name="ce1" table:formula="of:=[.C3]" office:value-type="string" office:string-value=" GDX" calcext:value-type="string">
            <text:p><text:s/>GDX</text:p>
          </table:table-cell>
          <table:table-cell/>
          <table:table-cell table:style-name="Default" table:formula="of:=COUNTIF([.N2:.N251];[.C2])" office:value-type="float" office:value="249" calcext:value-type="float">
            <text:p>249</text:p>
          </table:table-cell>
        </table:table-row>
        <table:table-row table:style-name="ro1">
          <table:table-cell table:number-columns-repeated="11"/>
          <table:table-cell table:style-name="ce1" table:formula="of:=[.G2]" office:value-type="string" office:string-value=" ZIC" calcext:value-type="string">
            <text:p><text:s/>ZIC</text:p>
          </table:table-cell>
          <table:table-cell/>
          <table:table-cell table:style-name="Default" table:formula="of:=COUNTIF([.N2:.N251];[.G2])"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7">00/00/0000</text:date>, <text:time style:data-style-name="N2" text:time-value="12:36:24.74883144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9T17:51:36.905585932</meta:creation-date>
    <dc:date>2020-05-07T15:48:49.964222958</dc:date>
    <meta:editing-duration>PT9H48M25S</meta:editing-duration>
    <meta:editing-cycles>20</meta:editing-cycles>
    <meta:generator>LibreOffice/6.0.7.3$Linux_X86_64 LibreOffice_project/00m0$Build-3</meta:generator>
    <meta:document-statistic meta:table-count="1" meta:cell-count="3521" meta:object-count="0"/>
  </office:meta>
</office:document-meta>
</file>